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2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7.692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86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10.45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2.18cm"/>
    </style:style>
    <style:style style:name="co21" style:family="table-column">
      <style:table-column-properties fo:break-before="auto" style:column-width="2.221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9.366cm"/>
    </style:style>
    <style:style style:name="co25" style:family="table-column">
      <style:table-column-properties fo:break-before="auto" style:column-width="11.282cm"/>
    </style:style>
    <style:style style:name="co26" style:family="table-column">
      <style:table-column-properties fo:break-before="auto" style:column-width="9.906cm"/>
    </style:style>
    <style:style style:name="co27" style:family="table-column">
      <style:table-column-properties fo:break-before="auto" style:column-width="7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template path root</text:p>
          </table:table-cell>
          <table:table-cell table:style-name="ce5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template path infix</text:p>
          </table:table-cell>
          <table:table-cell table:style-name="ce6" office:value-type="string" calcext:value-type="string">
            <text:p>/.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office:value-type="string" calcext:value-type="string">
            <text:p>Invoice format for purchases</text:p>
          </table:table-cell>
          <table:table-cell table:style-name="ce6" office:value-type="string" calcext:value-type="string">
            <text:p>INVTEMPL</text:p>
          </table:table-cell>
          <table:table-cell table:style-name="ce6" office:value-type="string" calcext:value-type="string">
            <text:p>templ_inv_pur.ods</text:p>
          </table:table-cell>
          <table:table-cell table:style-name="ce6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/.templates/templ_inv_pur.ods" calcext:value-type="string">
            <text:p>./.templates/templ_inv_pur.ods</text:p>
          </table:table-cell>
          <table:table-cell table:style-name="ce8" table:formula="of:=IF(LEN([.G2])&gt;0;HYPERLINK([.G2];[.C2]);&quot;&quot;)" office:value-type="string" office:string-value="templ_inv_pur.ods" calcext:value-type="string">
            <text:p>templ_inv_pur.ods</text:p>
          </table:table-cell>
        </table:table-row>
        <table:table-row table:style-name="ro1">
          <table:table-cell table:style-name="ce6" office:value-type="string" calcext:value-type="string">
            <text:p>Defines purchase folder structure</text:p>
          </table:table-cell>
          <table:table-cell table:style-name="ce6" office:value-type="string" calcext:value-type="string">
            <text:p>PRDFLDDEF</text:p>
          </table:table-cell>
          <table:table-cell table:style-name="ce6" office:value-type="string" calcext:value-type="string">
            <text:p>df_folder_pur.ods</text:p>
          </table:table-cell>
          <table:table-cell table:style-name="ce6" table:number-columns-repeated="2"/>
          <table:table-cell table:style-name="ce7"/>
          <table:table-cell table:style-name="ce7" table:formula="of:=IF(LEN([.C3])&gt;0;CONCATENATE([$Parameters.$B$3];[.F3];[$Parameters.$B$4];[.C3]);&quot;&quot;)" office:value-type="string" office:string-value="./.templates/df_folder_pur.ods" calcext:value-type="string">
            <text:p>./.templates/df_folder_pur.ods</text:p>
          </table:table-cell>
          <table:table-cell table:style-name="ce8" table:formula="of:=IF(LEN([.G3])&gt;0;HYPERLINK([.G3];[.C3]);&quot;&quot;)" office:value-type="string" office:string-value="df_folder_pur.ods" calcext:value-type="string">
            <text:p>df_folder_pur.ods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])&gt;0;CONCATENATE([$Parameters.$B$3];[.F4];[$Parameters.$B$4];[.C4]);&quot;&quot;)">
            <text:p/>
          </table:table-cell>
          <table:table-cell table:style-name="ce8" table:formula="of:=IF(LEN([.G4])&gt;0;HYPERLINK([.G4];[.C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office:value-type="string" calcext:value-type="string">
            <text:p>01_Offers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about the offers receive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2_Justification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about the justification of the purchasing option selecte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invoice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Invoice format for purchases</text:p>
          </table:table-cell>
          <table:table-cell table:style-name="ce6" office:value-type="string" calcext:value-type="string">
            <text:p>Contains the economical information of the purchase in an invoice-like format</text:p>
          </table:table-cell>
          <table:table-cell table:number-columns-repeated="1004"/>
        </table:table-row>
        <table:table-row table:style-name="ro1" table:number-rows-repeated="9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01_Offers" calcext:value-type="string">
            <text:p>01_Offers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01_Offers" calcext:value-type="string">
            <text:p>01_Offers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01_Offers" calcext:value-type="string">
            <text:p>01_Offers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01_Offers" calcext:value-type="string">
            <text:p>01_Offers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01_Offers" calcext:value-type="string">
            <text:p>01_Offers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01_Offers" calcext:value-type="string">
            <text:p>01_Offers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01_Offers" calcext:value-type="string">
            <text:p>01_Offers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01_Offers" calcext:value-type="string">
            <text:p>01_Offers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01_Offers" calcext:value-type="string">
            <text:p>01_Offers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01_Offers" calcext:value-type="string">
            <text:p>01_Offers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01_Offers" calcext:value-type="string">
            <text:p>01_Offers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01_Offers" calcext:value-type="string">
            <text:p>01_Offers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01_Offers" calcext:value-type="string">
            <text:p>01_Offers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01_Offers" calcext:value-type="string">
            <text:p>01_Offers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01_Offers" calcext:value-type="string">
            <text:p>01_Offers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01_Offers" calcext:value-type="string">
            <text:p>01_Offers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01_Offers" calcext:value-type="string">
            <text:p>01_Offers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01_Offers" calcext:value-type="string">
            <text:p>/01_Offers</text:p>
          </table:table-cell>
          <table:table-cell table:style-name="ce14" table:formula="of:=IF(LEN([StructureEdit.T2])&gt;0;[StructureEdit.T2];&quot;&quot;)" office:value-type="string" office:string-value="Contains the information about the offers received" calcext:value-type="string">
            <text:p>Contains the information about the offers received</text:p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02_Justification" calcext:value-type="string">
            <text:p>02_Justification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02_Justification" calcext:value-type="string">
            <text:p>02_Justification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02_Justification" calcext:value-type="string">
            <text:p>02_Justification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02_Justification" calcext:value-type="string">
            <text:p>02_Justification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02_Justification" calcext:value-type="string">
            <text:p>02_Justification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02_Justification" calcext:value-type="string">
            <text:p>02_Justification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02_Justification" calcext:value-type="string">
            <text:p>02_Justification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02_Justification" calcext:value-type="string">
            <text:p>02_Justification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02_Justification" calcext:value-type="string">
            <text:p>02_Justification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02_Justification" calcext:value-type="string">
            <text:p>02_Justification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02_Justification" calcext:value-type="string">
            <text:p>02_Justification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02_Justification" calcext:value-type="string">
            <text:p>02_Justification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02_Justification" calcext:value-type="string">
            <text:p>02_Justification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02_Justification" calcext:value-type="string">
            <text:p>02_Justification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02_Justification" calcext:value-type="string">
            <text:p>02_Justification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02_Justification" calcext:value-type="string">
            <text:p>02_Justification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02_Justification" calcext:value-type="string">
            <text:p>02_Justification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02_Justification" calcext:value-type="string">
            <text:p>/02_Justification</text:p>
          </table:table-cell>
          <table:table-cell table:style-name="ce14" table:formula="of:=IF(LEN([StructureEdit.T3])&gt;0;[StructureEdit.T3];&quot;&quot;)" office:value-type="string" office:string-value="Contains the information about the justification of the purchasing option selected" calcext:value-type="string">
            <text:p>Contains the information about the justification of the purchasing option selected</text:p>
          </table:table-cell>
          <table:table-cell table:style-name="ce7" table:formula="of:=IF(LEN([StructureEdit.S3])&gt;0;[StructureEdit.S3];&quot;&quot;)">
            <text:p/>
          </table:table-cell>
          <table:table-cell table:style-name="ce7" table:formula="of:=IF(LEN([.T3])&gt;0;VLOOKUP([.T3];[$Templates.$A$2:.$H$100];7;0);&quot;&quot;)">
            <text:p/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invoice.ods" calcext:value-type="string">
            <text:p>invoice.od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invoice.ods" calcext:value-type="string">
            <text:p>invoice.od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invoice.ods" calcext:value-type="string">
            <text:p>invoice.od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invoice.ods" calcext:value-type="string">
            <text:p>invoice.od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invoice.ods" calcext:value-type="string">
            <text:p>invoice.od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invoice.ods" calcext:value-type="string">
            <text:p>invoice.od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invoice.ods" calcext:value-type="string">
            <text:p>invoice.od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invoice.ods" calcext:value-type="string">
            <text:p>invoice.od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invoice.ods" calcext:value-type="string">
            <text:p>invoice.od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invoice.ods" calcext:value-type="string">
            <text:p>invoice.od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invoice.ods" calcext:value-type="string">
            <text:p>invoice.od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invoice.ods" calcext:value-type="string">
            <text:p>invoice.od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invoice.ods" calcext:value-type="string">
            <text:p>invoice.od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invoice.ods" calcext:value-type="string">
            <text:p>invoice.od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invoice.ods" calcext:value-type="string">
            <text:p>invoice.od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invoice.ods" calcext:value-type="string">
            <text:p>invoice.od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invoice.ods" calcext:value-type="string">
            <text:p>/invoice.ods</text:p>
          </table:table-cell>
          <table:table-cell table:style-name="ce14" table:formula="of:=IF(LEN([StructureEdit.T4])&gt;0;[StructureEdit.T4];&quot;&quot;)" office:value-type="string" office:string-value="Contains the economical information of the purchase in an invoice-like format" calcext:value-type="string">
            <text:p>Contains the economical information of the purchase in an invoice-like format</text:p>
          </table:table-cell>
          <table:table-cell table:style-name="ce7" table:formula="of:=IF(LEN([StructureEdit.S4])&gt;0;[StructureEdit.S4];&quot;&quot;)" office:value-type="string" office:string-value="Invoice format for purchases" calcext:value-type="string">
            <text:p>Invoice format for purchases</text:p>
          </table:table-cell>
          <table:table-cell table:style-name="ce7" table:formula="of:=IF(LEN([.T4])&gt;0;VLOOKUP([.T4];[$Templates.$A$2:.$H$100];7;0);&quot;&quot;)" office:value-type="string" office:string-value="./.templates/templ_inv_pur.ods" calcext:value-type="string">
            <text:p>./.templates/templ_inv_pur.ods</text:p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invoice.ods" calcext:value-type="string">
            <text:p>invoice.ods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invoice.ods" calcext:value-type="string">
            <text:p>invoice.ods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invoice.ods" calcext:value-type="string">
            <text:p>invoice.ods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invoice.ods" calcext:value-type="string">
            <text:p>invoice.ods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invoice.ods" calcext:value-type="string">
            <text:p>invoice.ods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invoice.ods" calcext:value-type="string">
            <text:p>invoice.ods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invoice.ods" calcext:value-type="string">
            <text:p>invoice.ods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invoice.ods" calcext:value-type="string">
            <text:p>invoice.ods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invoice.ods" calcext:value-type="string">
            <text:p>invoice.ods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invoice.ods" calcext:value-type="string">
            <text:p>invoice.ods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invoice.ods" calcext:value-type="string">
            <text:p>invoice.ods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invoice.ods" calcext:value-type="string">
            <text:p>invoice.ods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invoice.ods" calcext:value-type="string">
            <text:p>invoice.ods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invoice.ods" calcext:value-type="string">
            <text:p>invoice.ods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invoice.ods" calcext:value-type="string">
            <text:p>invoice.ods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invoice.ods" calcext:value-type="string">
            <text:p>invoice.ods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>
            <text:p/>
          </table:table-cell>
          <table:table-cell table:style-name="ce14" table:formula="of:=IF(LEN([StructureEdit.T5])&gt;0;[StructureEdit.T5];&quot;&quot;)">
            <text:p/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invoice.ods" calcext:value-type="string">
            <text:p>invoice.ods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invoice.ods" calcext:value-type="string">
            <text:p>invoice.ods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invoice.ods" calcext:value-type="string">
            <text:p>invoice.ods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invoice.ods" calcext:value-type="string">
            <text:p>invoice.ods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invoice.ods" calcext:value-type="string">
            <text:p>invoice.ods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invoice.ods" calcext:value-type="string">
            <text:p>invoice.ods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invoice.ods" calcext:value-type="string">
            <text:p>invoice.ods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invoice.ods" calcext:value-type="string">
            <text:p>invoice.ods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invoice.ods" calcext:value-type="string">
            <text:p>invoice.ods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invoice.ods" calcext:value-type="string">
            <text:p>invoice.ods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invoice.ods" calcext:value-type="string">
            <text:p>invoice.ods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invoice.ods" calcext:value-type="string">
            <text:p>invoice.ods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invoice.ods" calcext:value-type="string">
            <text:p>invoice.ods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invoice.ods" calcext:value-type="string">
            <text:p>invoice.ods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invoice.ods" calcext:value-type="string">
            <text:p>invoice.ods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invoice.ods" calcext:value-type="string">
            <text:p>invoice.ods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>
            <text:p/>
          </table:table-cell>
          <table:table-cell table:style-name="ce14" table:formula="of:=IF(LEN([StructureEdit.T6])&gt;0;[StructureEdit.T6];&quot;&quot;)">
            <text:p/>
          </table:table-cell>
          <table:table-cell table:style-name="ce7" table:formula="of:=IF(LEN([StructureEdit.S6])&gt;0;[StructureEdit.S6];&quot;&quot;)">
            <text:p/>
          </table:table-cell>
          <table:table-cell table:style-name="ce7" table:formula="of:=IF(LEN([.T6])&gt;0;VLOOKUP([.T6];[$Templates.$A$2:.$H$100];7;0);&quot;&quot;)">
            <text:p/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invoice.ods" calcext:value-type="string">
            <text:p>invoice.ods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invoice.ods" calcext:value-type="string">
            <text:p>invoice.ods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invoice.ods" calcext:value-type="string">
            <text:p>invoice.ods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invoice.ods" calcext:value-type="string">
            <text:p>invoice.ods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invoice.ods" calcext:value-type="string">
            <text:p>invoice.ods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invoice.ods" calcext:value-type="string">
            <text:p>invoice.ods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invoice.ods" calcext:value-type="string">
            <text:p>invoice.ods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invoice.ods" calcext:value-type="string">
            <text:p>invoice.ods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invoice.ods" calcext:value-type="string">
            <text:p>invoice.ods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invoice.ods" calcext:value-type="string">
            <text:p>invoice.ods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invoice.ods" calcext:value-type="string">
            <text:p>invoice.ods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invoice.ods" calcext:value-type="string">
            <text:p>invoice.ods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invoice.ods" calcext:value-type="string">
            <text:p>invoice.ods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invoice.ods" calcext:value-type="string">
            <text:p>invoice.ods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invoice.ods" calcext:value-type="string">
            <text:p>invoice.ods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invoice.ods" calcext:value-type="string">
            <text:p>invoice.ods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>
            <text:p/>
          </table:table-cell>
          <table:table-cell table:style-name="ce14" table:formula="of:=IF(LEN([StructureEdit.T7])&gt;0;[StructureEdit.T7];&quot;&quot;)">
            <text:p/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invoice.ods" calcext:value-type="string">
            <text:p>invoice.ods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invoice.ods" calcext:value-type="string">
            <text:p>invoice.ods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invoice.ods" calcext:value-type="string">
            <text:p>invoice.ods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invoice.ods" calcext:value-type="string">
            <text:p>invoice.ods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invoice.ods" calcext:value-type="string">
            <text:p>invoice.ods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invoice.ods" calcext:value-type="string">
            <text:p>invoice.ods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invoice.ods" calcext:value-type="string">
            <text:p>invoice.ods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invoice.ods" calcext:value-type="string">
            <text:p>invoice.ods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invoice.ods" calcext:value-type="string">
            <text:p>invoice.ods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invoice.ods" calcext:value-type="string">
            <text:p>invoice.ods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invoice.ods" calcext:value-type="string">
            <text:p>invoice.ods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invoice.ods" calcext:value-type="string">
            <text:p>invoice.ods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invoice.ods" calcext:value-type="string">
            <text:p>invoice.ods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invoice.ods" calcext:value-type="string">
            <text:p>invoice.ods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invoice.ods" calcext:value-type="string">
            <text:p>invoice.ods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invoice.ods" calcext:value-type="string">
            <text:p>invoice.ods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>
            <text:p/>
          </table:table-cell>
          <table:table-cell table:style-name="ce14" table:formula="of:=IF(LEN([StructureEdit.T8])&gt;0;[StructureEdit.T8];&quot;&quot;)">
            <text:p/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invoice.ods" calcext:value-type="string">
            <text:p>invoice.ods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invoice.ods" calcext:value-type="string">
            <text:p>invoice.ods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invoice.ods" calcext:value-type="string">
            <text:p>invoice.ods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invoice.ods" calcext:value-type="string">
            <text:p>invoice.ods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invoice.ods" calcext:value-type="string">
            <text:p>invoice.ods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invoice.ods" calcext:value-type="string">
            <text:p>invoice.ods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invoice.ods" calcext:value-type="string">
            <text:p>invoice.ods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invoice.ods" calcext:value-type="string">
            <text:p>invoice.ods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invoice.ods" calcext:value-type="string">
            <text:p>invoice.ods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invoice.ods" calcext:value-type="string">
            <text:p>invoice.ods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invoice.ods" calcext:value-type="string">
            <text:p>invoice.ods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invoice.ods" calcext:value-type="string">
            <text:p>invoice.ods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invoice.ods" calcext:value-type="string">
            <text:p>invoice.ods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invoice.ods" calcext:value-type="string">
            <text:p>invoice.ods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invoice.ods" calcext:value-type="string">
            <text:p>invoice.ods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invoice.ods" calcext:value-type="string">
            <text:p>invoice.ods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>
            <text:p/>
          </table:table-cell>
          <table:table-cell table:style-name="ce14" table:formula="of:=IF(LEN([StructureEdit.T9])&gt;0;[StructureEdit.T9];&quot;&quot;)">
            <text:p/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invoice.ods" calcext:value-type="string">
            <text:p>invoice.ods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invoice.ods" calcext:value-type="string">
            <text:p>invoice.ods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invoice.ods" calcext:value-type="string">
            <text:p>invoice.ods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invoice.ods" calcext:value-type="string">
            <text:p>invoice.ods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invoice.ods" calcext:value-type="string">
            <text:p>invoice.ods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invoice.ods" calcext:value-type="string">
            <text:p>invoice.ods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invoice.ods" calcext:value-type="string">
            <text:p>invoice.ods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invoice.ods" calcext:value-type="string">
            <text:p>invoice.ods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invoice.ods" calcext:value-type="string">
            <text:p>invoice.ods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invoice.ods" calcext:value-type="string">
            <text:p>invoice.ods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invoice.ods" calcext:value-type="string">
            <text:p>invoice.ods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invoice.ods" calcext:value-type="string">
            <text:p>invoice.ods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invoice.ods" calcext:value-type="string">
            <text:p>invoice.ods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invoice.ods" calcext:value-type="string">
            <text:p>invoice.ods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invoice.ods" calcext:value-type="string">
            <text:p>invoice.ods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invoice.ods" calcext:value-type="string">
            <text:p>invoice.ods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>
            <text:p/>
          </table:table-cell>
          <table:table-cell table:style-name="ce14" table:formula="of:=IF(LEN([StructureEdit.T10])&gt;0;[StructureEdit.T10];&quot;&quot;)">
            <text:p/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invoice.ods" calcext:value-type="string">
            <text:p>invoice.ods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invoice.ods" calcext:value-type="string">
            <text:p>invoice.ods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invoice.ods" calcext:value-type="string">
            <text:p>invoice.ods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invoice.ods" calcext:value-type="string">
            <text:p>invoice.ods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invoice.ods" calcext:value-type="string">
            <text:p>invoice.ods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invoice.ods" calcext:value-type="string">
            <text:p>invoice.ods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invoice.ods" calcext:value-type="string">
            <text:p>invoice.ods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invoice.ods" calcext:value-type="string">
            <text:p>invoice.ods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invoice.ods" calcext:value-type="string">
            <text:p>invoice.ods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invoice.ods" calcext:value-type="string">
            <text:p>invoice.ods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invoice.ods" calcext:value-type="string">
            <text:p>invoice.ods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invoice.ods" calcext:value-type="string">
            <text:p>invoice.ods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invoice.ods" calcext:value-type="string">
            <text:p>invoice.ods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invoice.ods" calcext:value-type="string">
            <text:p>invoice.ods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invoice.ods" calcext:value-type="string">
            <text:p>invoice.ods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invoice.ods" calcext:value-type="string">
            <text:p>invoice.ods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>
            <text:p/>
          </table:table-cell>
          <table:table-cell table:style-name="ce14" table:formula="of:=IF(LEN([StructureEdit.T11])&gt;0;[StructureEdit.T11];&quot;&quot;)">
            <text:p/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invoice.ods" calcext:value-type="string">
            <text:p>invoice.ods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invoice.ods" calcext:value-type="string">
            <text:p>invoice.od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invoice.ods" calcext:value-type="string">
            <text:p>invoice.od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invoice.ods" calcext:value-type="string">
            <text:p>invoice.od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invoice.ods" calcext:value-type="string">
            <text:p>invoice.od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invoice.ods" calcext:value-type="string">
            <text:p>invoice.od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invoice.ods" calcext:value-type="string">
            <text:p>invoice.od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invoice.ods" calcext:value-type="string">
            <text:p>invoice.od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invoice.ods" calcext:value-type="string">
            <text:p>invoice.od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invoice.ods" calcext:value-type="string">
            <text:p>invoice.od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invoice.ods" calcext:value-type="string">
            <text:p>invoice.od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invoice.ods" calcext:value-type="string">
            <text:p>invoice.od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invoice.ods" calcext:value-type="string">
            <text:p>invoice.od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invoice.ods" calcext:value-type="string">
            <text:p>invoice.od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invoice.ods" calcext:value-type="string">
            <text:p>invoice.od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invoice.ods" calcext:value-type="string">
            <text:p>invoice.od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>
            <text:p/>
          </table:table-cell>
          <table:table-cell table:style-name="ce14" table:formula="of:=IF(LEN([StructureEdit.T12])&gt;0;[StructureEdit.T12];&quot;&quot;)">
            <text:p/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invoice.ods" calcext:value-type="string">
            <text:p>invoice.ods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invoice.ods" calcext:value-type="string">
            <text:p>invoice.od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invoice.ods" calcext:value-type="string">
            <text:p>invoice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invoice.ods" calcext:value-type="string">
            <text:p>invoice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invoice.ods" calcext:value-type="string">
            <text:p>invoice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invoice.ods" calcext:value-type="string">
            <text:p>invoice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invoice.ods" calcext:value-type="string">
            <text:p>invoice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invoice.ods" calcext:value-type="string">
            <text:p>invoice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invoice.ods" calcext:value-type="string">
            <text:p>invoice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invoice.ods" calcext:value-type="string">
            <text:p>invoice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invoice.ods" calcext:value-type="string">
            <text:p>invoice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invoice.ods" calcext:value-type="string">
            <text:p>invoice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invoice.ods" calcext:value-type="string">
            <text:p>invoice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invoice.ods" calcext:value-type="string">
            <text:p>invoice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invoice.ods" calcext:value-type="string">
            <text:p>invoice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invoice.ods" calcext:value-type="string">
            <text:p>invoice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>
            <text:p/>
          </table:table-cell>
          <table:table-cell table:style-name="ce14" table:formula="of:=IF(LEN([StructureEdit.T13])&gt;0;[StructureEdit.T13];&quot;&quot;)">
            <text:p/>
          </table:table-cell>
          <table:table-cell table:style-name="ce7" table:formula="of:=IF(LEN([StructureEdit.S13])&gt;0;[StructureEdit.S13];&quot;&quot;)">
            <text:p/>
          </table:table-cell>
          <table:table-cell table:style-name="ce7" table:formula="of:=IF(LEN([.T13])&gt;0;VLOOKUP([.T13];[$Templates.$A$2:.$H$100];7;0);&quot;&quot;)">
            <text:p/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invoice.ods" calcext:value-type="string">
            <text:p>invoice.ods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invoice.ods" calcext:value-type="string">
            <text:p>invoice.od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invoice.ods" calcext:value-type="string">
            <text:p>invoice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invoice.ods" calcext:value-type="string">
            <text:p>invoice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invoice.ods" calcext:value-type="string">
            <text:p>invoice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invoice.ods" calcext:value-type="string">
            <text:p>invoice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invoice.ods" calcext:value-type="string">
            <text:p>invoice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invoice.ods" calcext:value-type="string">
            <text:p>invoice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invoice.ods" calcext:value-type="string">
            <text:p>invoice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invoice.ods" calcext:value-type="string">
            <text:p>invoice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invoice.ods" calcext:value-type="string">
            <text:p>invoice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invoice.ods" calcext:value-type="string">
            <text:p>invoice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invoice.ods" calcext:value-type="string">
            <text:p>invoice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invoice.ods" calcext:value-type="string">
            <text:p>invoice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invoice.ods" calcext:value-type="string">
            <text:p>invoice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invoice.ods" calcext:value-type="string">
            <text:p>invoice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invoice.ods" calcext:value-type="string">
            <text:p>invoice.ods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invoice.ods" calcext:value-type="string">
            <text:p>invoice.od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invoice.ods" calcext:value-type="string">
            <text:p>invoice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invoice.ods" calcext:value-type="string">
            <text:p>invoice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invoice.ods" calcext:value-type="string">
            <text:p>invoice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invoice.ods" calcext:value-type="string">
            <text:p>invoice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invoice.ods" calcext:value-type="string">
            <text:p>invoice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invoice.ods" calcext:value-type="string">
            <text:p>invoice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invoice.ods" calcext:value-type="string">
            <text:p>invoice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invoice.ods" calcext:value-type="string">
            <text:p>invoice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invoice.ods" calcext:value-type="string">
            <text:p>invoice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invoice.ods" calcext:value-type="string">
            <text:p>invoice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invoice.ods" calcext:value-type="string">
            <text:p>invoice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invoice.ods" calcext:value-type="string">
            <text:p>invoice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invoice.ods" calcext:value-type="string">
            <text:p>invoice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invoice.ods" calcext:value-type="string">
            <text:p>invoice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invoice.ods" calcext:value-type="string">
            <text:p>invoice.ods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invoice.ods" calcext:value-type="string">
            <text:p>invoice.od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invoice.ods" calcext:value-type="string">
            <text:p>invoice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invoice.ods" calcext:value-type="string">
            <text:p>invoice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invoice.ods" calcext:value-type="string">
            <text:p>invoice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invoice.ods" calcext:value-type="string">
            <text:p>invoice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invoice.ods" calcext:value-type="string">
            <text:p>invoice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invoice.ods" calcext:value-type="string">
            <text:p>invoice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invoice.ods" calcext:value-type="string">
            <text:p>invoice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invoice.ods" calcext:value-type="string">
            <text:p>invoice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invoice.ods" calcext:value-type="string">
            <text:p>invoice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invoice.ods" calcext:value-type="string">
            <text:p>invoice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invoice.ods" calcext:value-type="string">
            <text:p>invoice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invoice.ods" calcext:value-type="string">
            <text:p>invoice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invoice.ods" calcext:value-type="string">
            <text:p>invoice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invoice.ods" calcext:value-type="string">
            <text:p>invoice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invoice.ods" calcext:value-type="string">
            <text:p>invoice.ods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invoice.ods" calcext:value-type="string">
            <text:p>invoice.od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invoice.ods" calcext:value-type="string">
            <text:p>invoice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invoice.ods" calcext:value-type="string">
            <text:p>invoice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invoice.ods" calcext:value-type="string">
            <text:p>invoice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invoice.ods" calcext:value-type="string">
            <text:p>invoice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invoice.ods" calcext:value-type="string">
            <text:p>invoice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invoice.ods" calcext:value-type="string">
            <text:p>invoice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invoice.ods" calcext:value-type="string">
            <text:p>invoice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invoice.ods" calcext:value-type="string">
            <text:p>invoice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invoice.ods" calcext:value-type="string">
            <text:p>invoice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invoice.ods" calcext:value-type="string">
            <text:p>invoice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invoice.ods" calcext:value-type="string">
            <text:p>invoice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invoice.ods" calcext:value-type="string">
            <text:p>invoice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invoice.ods" calcext:value-type="string">
            <text:p>invoice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invoice.ods" calcext:value-type="string">
            <text:p>invoice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invoice.ods" calcext:value-type="string">
            <text:p>invoice.ods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invoice.ods" calcext:value-type="string">
            <text:p>invoice.od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invoice.ods" calcext:value-type="string">
            <text:p>invoice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invoice.ods" calcext:value-type="string">
            <text:p>invoice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invoice.ods" calcext:value-type="string">
            <text:p>invoice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invoice.ods" calcext:value-type="string">
            <text:p>invoice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invoice.ods" calcext:value-type="string">
            <text:p>invoice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invoice.ods" calcext:value-type="string">
            <text:p>invoice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invoice.ods" calcext:value-type="string">
            <text:p>invoice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invoice.ods" calcext:value-type="string">
            <text:p>invoice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invoice.ods" calcext:value-type="string">
            <text:p>invoice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invoice.ods" calcext:value-type="string">
            <text:p>invoice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invoice.ods" calcext:value-type="string">
            <text:p>invoice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invoice.ods" calcext:value-type="string">
            <text:p>invoice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invoice.ods" calcext:value-type="string">
            <text:p>invoice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invoice.ods" calcext:value-type="string">
            <text:p>invoice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invoice.ods" calcext:value-type="string">
            <text:p>invoice.ods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invoice.ods" calcext:value-type="string">
            <text:p>invoice.od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invoice.ods" calcext:value-type="string">
            <text:p>invoice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invoice.ods" calcext:value-type="string">
            <text:p>invoice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invoice.ods" calcext:value-type="string">
            <text:p>invoice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invoice.ods" calcext:value-type="string">
            <text:p>invoice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invoice.ods" calcext:value-type="string">
            <text:p>invoice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invoice.ods" calcext:value-type="string">
            <text:p>invoice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invoice.ods" calcext:value-type="string">
            <text:p>invoice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invoice.ods" calcext:value-type="string">
            <text:p>invoice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invoice.ods" calcext:value-type="string">
            <text:p>invoice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invoice.ods" calcext:value-type="string">
            <text:p>invoice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invoice.ods" calcext:value-type="string">
            <text:p>invoice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invoice.ods" calcext:value-type="string">
            <text:p>invoice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invoice.ods" calcext:value-type="string">
            <text:p>invoice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invoice.ods" calcext:value-type="string">
            <text:p>invoice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invoice.ods" calcext:value-type="string">
            <text:p>invoice.ods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invoice.ods" calcext:value-type="string">
            <text:p>invoice.od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invoice.ods" calcext:value-type="string">
            <text:p>invoice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invoice.ods" calcext:value-type="string">
            <text:p>invoice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invoice.ods" calcext:value-type="string">
            <text:p>invoice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invoice.ods" calcext:value-type="string">
            <text:p>invoice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invoice.ods" calcext:value-type="string">
            <text:p>invoice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invoice.ods" calcext:value-type="string">
            <text:p>invoice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invoice.ods" calcext:value-type="string">
            <text:p>invoice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invoice.ods" calcext:value-type="string">
            <text:p>invoice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invoice.ods" calcext:value-type="string">
            <text:p>invoice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invoice.ods" calcext:value-type="string">
            <text:p>invoice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invoice.ods" calcext:value-type="string">
            <text:p>invoice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invoice.ods" calcext:value-type="string">
            <text:p>invoice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invoice.ods" calcext:value-type="string">
            <text:p>invoice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invoice.ods" calcext:value-type="string">
            <text:p>invoice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invoice.ods" calcext:value-type="string">
            <text:p>invoice.ods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invoice.ods" calcext:value-type="string">
            <text:p>invoice.od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invoice.ods" calcext:value-type="string">
            <text:p>invoice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invoice.ods" calcext:value-type="string">
            <text:p>invoice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invoice.ods" calcext:value-type="string">
            <text:p>invoice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invoice.ods" calcext:value-type="string">
            <text:p>invoice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invoice.ods" calcext:value-type="string">
            <text:p>invoice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invoice.ods" calcext:value-type="string">
            <text:p>invoice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invoice.ods" calcext:value-type="string">
            <text:p>invoice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invoice.ods" calcext:value-type="string">
            <text:p>invoice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invoice.ods" calcext:value-type="string">
            <text:p>invoice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invoice.ods" calcext:value-type="string">
            <text:p>invoice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invoice.ods" calcext:value-type="string">
            <text:p>invoice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invoice.ods" calcext:value-type="string">
            <text:p>invoice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invoice.ods" calcext:value-type="string">
            <text:p>invoice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invoice.ods" calcext:value-type="string">
            <text:p>invoice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invoice.ods" calcext:value-type="string">
            <text:p>invoice.ods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invoice.ods" calcext:value-type="string">
            <text:p>invoice.od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invoice.ods" calcext:value-type="string">
            <text:p>invoice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invoice.ods" calcext:value-type="string">
            <text:p>invoice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invoice.ods" calcext:value-type="string">
            <text:p>invoice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invoice.ods" calcext:value-type="string">
            <text:p>invoice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invoice.ods" calcext:value-type="string">
            <text:p>invoice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invoice.ods" calcext:value-type="string">
            <text:p>invoice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invoice.ods" calcext:value-type="string">
            <text:p>invoice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invoice.ods" calcext:value-type="string">
            <text:p>invoice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invoice.ods" calcext:value-type="string">
            <text:p>invoice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invoice.ods" calcext:value-type="string">
            <text:p>invoice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invoice.ods" calcext:value-type="string">
            <text:p>invoice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invoice.ods" calcext:value-type="string">
            <text:p>invoice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invoice.ods" calcext:value-type="string">
            <text:p>invoice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invoice.ods" calcext:value-type="string">
            <text:p>invoice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invoice.ods" calcext:value-type="string">
            <text:p>invoice.ods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invoice.ods" calcext:value-type="string">
            <text:p>invoice.od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invoice.ods" calcext:value-type="string">
            <text:p>invoice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invoice.ods" calcext:value-type="string">
            <text:p>invoice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invoice.ods" calcext:value-type="string">
            <text:p>invoice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invoice.ods" calcext:value-type="string">
            <text:p>invoice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invoice.ods" calcext:value-type="string">
            <text:p>invoice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invoice.ods" calcext:value-type="string">
            <text:p>invoice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invoice.ods" calcext:value-type="string">
            <text:p>invoice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invoice.ods" calcext:value-type="string">
            <text:p>invoice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invoice.ods" calcext:value-type="string">
            <text:p>invoice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invoice.ods" calcext:value-type="string">
            <text:p>invoice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invoice.ods" calcext:value-type="string">
            <text:p>invoice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invoice.ods" calcext:value-type="string">
            <text:p>invoice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invoice.ods" calcext:value-type="string">
            <text:p>invoice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invoice.ods" calcext:value-type="string">
            <text:p>invoice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invoice.ods" calcext:value-type="string">
            <text:p>invoice.ods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invoice.ods" calcext:value-type="string">
            <text:p>invoice.od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invoice.ods" calcext:value-type="string">
            <text:p>invoice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invoice.ods" calcext:value-type="string">
            <text:p>invoice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invoice.ods" calcext:value-type="string">
            <text:p>invoice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invoice.ods" calcext:value-type="string">
            <text:p>invoice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invoice.ods" calcext:value-type="string">
            <text:p>invoice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invoice.ods" calcext:value-type="string">
            <text:p>invoice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invoice.ods" calcext:value-type="string">
            <text:p>invoice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invoice.ods" calcext:value-type="string">
            <text:p>invoice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invoice.ods" calcext:value-type="string">
            <text:p>invoice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invoice.ods" calcext:value-type="string">
            <text:p>invoice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invoice.ods" calcext:value-type="string">
            <text:p>invoice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invoice.ods" calcext:value-type="string">
            <text:p>invoice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invoice.ods" calcext:value-type="string">
            <text:p>invoice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invoice.ods" calcext:value-type="string">
            <text:p>invoice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invoice.ods" calcext:value-type="string">
            <text:p>invoice.ods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invoice.ods" calcext:value-type="string">
            <text:p>invoice.od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invoice.ods" calcext:value-type="string">
            <text:p>invoice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invoice.ods" calcext:value-type="string">
            <text:p>invoice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invoice.ods" calcext:value-type="string">
            <text:p>invoice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invoice.ods" calcext:value-type="string">
            <text:p>invoice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invoice.ods" calcext:value-type="string">
            <text:p>invoice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invoice.ods" calcext:value-type="string">
            <text:p>invoice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invoice.ods" calcext:value-type="string">
            <text:p>invoice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invoice.ods" calcext:value-type="string">
            <text:p>invoice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invoice.ods" calcext:value-type="string">
            <text:p>invoice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invoice.ods" calcext:value-type="string">
            <text:p>invoice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invoice.ods" calcext:value-type="string">
            <text:p>invoice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invoice.ods" calcext:value-type="string">
            <text:p>invoice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invoice.ods" calcext:value-type="string">
            <text:p>invoice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invoice.ods" calcext:value-type="string">
            <text:p>invoice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invoice.ods" calcext:value-type="string">
            <text:p>invoice.ods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invoice.ods" calcext:value-type="string">
            <text:p>invoice.od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invoice.ods" calcext:value-type="string">
            <text:p>invoice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invoice.ods" calcext:value-type="string">
            <text:p>invoice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invoice.ods" calcext:value-type="string">
            <text:p>invoice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invoice.ods" calcext:value-type="string">
            <text:p>invoice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invoice.ods" calcext:value-type="string">
            <text:p>invoice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invoice.ods" calcext:value-type="string">
            <text:p>invoice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invoice.ods" calcext:value-type="string">
            <text:p>invoice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invoice.ods" calcext:value-type="string">
            <text:p>invoice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invoice.ods" calcext:value-type="string">
            <text:p>invoice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invoice.ods" calcext:value-type="string">
            <text:p>invoice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invoice.ods" calcext:value-type="string">
            <text:p>invoice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invoice.ods" calcext:value-type="string">
            <text:p>invoice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invoice.ods" calcext:value-type="string">
            <text:p>invoice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invoice.ods" calcext:value-type="string">
            <text:p>invoice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invoice.ods" calcext:value-type="string">
            <text:p>invoice.ods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invoice.ods" calcext:value-type="string">
            <text:p>invoice.od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invoice.ods" calcext:value-type="string">
            <text:p>invoice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invoice.ods" calcext:value-type="string">
            <text:p>invoice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invoice.ods" calcext:value-type="string">
            <text:p>invoice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invoice.ods" calcext:value-type="string">
            <text:p>invoice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invoice.ods" calcext:value-type="string">
            <text:p>invoice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invoice.ods" calcext:value-type="string">
            <text:p>invoice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invoice.ods" calcext:value-type="string">
            <text:p>invoice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invoice.ods" calcext:value-type="string">
            <text:p>invoice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invoice.ods" calcext:value-type="string">
            <text:p>invoice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invoice.ods" calcext:value-type="string">
            <text:p>invoice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invoice.ods" calcext:value-type="string">
            <text:p>invoice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invoice.ods" calcext:value-type="string">
            <text:p>invoice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invoice.ods" calcext:value-type="string">
            <text:p>invoice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invoice.ods" calcext:value-type="string">
            <text:p>invoice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invoice.ods" calcext:value-type="string">
            <text:p>invoice.ods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invoice.ods" calcext:value-type="string">
            <text:p>invoice.od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invoice.ods" calcext:value-type="string">
            <text:p>invoice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invoice.ods" calcext:value-type="string">
            <text:p>invoice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invoice.ods" calcext:value-type="string">
            <text:p>invoice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invoice.ods" calcext:value-type="string">
            <text:p>invoice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invoice.ods" calcext:value-type="string">
            <text:p>invoice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invoice.ods" calcext:value-type="string">
            <text:p>invoice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invoice.ods" calcext:value-type="string">
            <text:p>invoice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invoice.ods" calcext:value-type="string">
            <text:p>invoice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invoice.ods" calcext:value-type="string">
            <text:p>invoice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invoice.ods" calcext:value-type="string">
            <text:p>invoice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invoice.ods" calcext:value-type="string">
            <text:p>invoice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invoice.ods" calcext:value-type="string">
            <text:p>invoice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invoice.ods" calcext:value-type="string">
            <text:p>invoice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invoice.ods" calcext:value-type="string">
            <text:p>invoice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invoice.ods" calcext:value-type="string">
            <text:p>invoice.ods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invoice.ods" calcext:value-type="string">
            <text:p>invoice.od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invoice.ods" calcext:value-type="string">
            <text:p>invoice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invoice.ods" calcext:value-type="string">
            <text:p>invoice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invoice.ods" calcext:value-type="string">
            <text:p>invoice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invoice.ods" calcext:value-type="string">
            <text:p>invoice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invoice.ods" calcext:value-type="string">
            <text:p>invoice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invoice.ods" calcext:value-type="string">
            <text:p>invoice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invoice.ods" calcext:value-type="string">
            <text:p>invoice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invoice.ods" calcext:value-type="string">
            <text:p>invoice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invoice.ods" calcext:value-type="string">
            <text:p>invoice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invoice.ods" calcext:value-type="string">
            <text:p>invoice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invoice.ods" calcext:value-type="string">
            <text:p>invoice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invoice.ods" calcext:value-type="string">
            <text:p>invoice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invoice.ods" calcext:value-type="string">
            <text:p>invoice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invoice.ods" calcext:value-type="string">
            <text:p>invoice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invoice.ods" calcext:value-type="string">
            <text:p>invoice.ods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invoice.ods" calcext:value-type="string">
            <text:p>invoice.od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invoice.ods" calcext:value-type="string">
            <text:p>invoice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invoice.ods" calcext:value-type="string">
            <text:p>invoice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invoice.ods" calcext:value-type="string">
            <text:p>invoice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invoice.ods" calcext:value-type="string">
            <text:p>invoice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invoice.ods" calcext:value-type="string">
            <text:p>invoice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invoice.ods" calcext:value-type="string">
            <text:p>invoice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invoice.ods" calcext:value-type="string">
            <text:p>invoice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invoice.ods" calcext:value-type="string">
            <text:p>invoice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invoice.ods" calcext:value-type="string">
            <text:p>invoice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invoice.ods" calcext:value-type="string">
            <text:p>invoice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invoice.ods" calcext:value-type="string">
            <text:p>invoice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invoice.ods" calcext:value-type="string">
            <text:p>invoice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invoice.ods" calcext:value-type="string">
            <text:p>invoice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invoice.ods" calcext:value-type="string">
            <text:p>invoice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invoice.ods" calcext:value-type="string">
            <text:p>invoice.ods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invoice.ods" calcext:value-type="string">
            <text:p>invoice.od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invoice.ods" calcext:value-type="string">
            <text:p>invoice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invoice.ods" calcext:value-type="string">
            <text:p>invoice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invoice.ods" calcext:value-type="string">
            <text:p>invoice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invoice.ods" calcext:value-type="string">
            <text:p>invoice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invoice.ods" calcext:value-type="string">
            <text:p>invoice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invoice.ods" calcext:value-type="string">
            <text:p>invoice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invoice.ods" calcext:value-type="string">
            <text:p>invoice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invoice.ods" calcext:value-type="string">
            <text:p>invoice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invoice.ods" calcext:value-type="string">
            <text:p>invoice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invoice.ods" calcext:value-type="string">
            <text:p>invoice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invoice.ods" calcext:value-type="string">
            <text:p>invoice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invoice.ods" calcext:value-type="string">
            <text:p>invoice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invoice.ods" calcext:value-type="string">
            <text:p>invoice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invoice.ods" calcext:value-type="string">
            <text:p>invoice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invoice.ods" calcext:value-type="string">
            <text:p>invoice.ods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invoice.ods" calcext:value-type="string">
            <text:p>invoice.od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invoice.ods" calcext:value-type="string">
            <text:p>invoice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invoice.ods" calcext:value-type="string">
            <text:p>invoice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invoice.ods" calcext:value-type="string">
            <text:p>invoice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invoice.ods" calcext:value-type="string">
            <text:p>invoice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invoice.ods" calcext:value-type="string">
            <text:p>invoice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invoice.ods" calcext:value-type="string">
            <text:p>invoice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invoice.ods" calcext:value-type="string">
            <text:p>invoice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invoice.ods" calcext:value-type="string">
            <text:p>invoice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invoice.ods" calcext:value-type="string">
            <text:p>invoice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invoice.ods" calcext:value-type="string">
            <text:p>invoice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invoice.ods" calcext:value-type="string">
            <text:p>invoice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invoice.ods" calcext:value-type="string">
            <text:p>invoice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invoice.ods" calcext:value-type="string">
            <text:p>invoice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invoice.ods" calcext:value-type="string">
            <text:p>invoice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invoice.ods" calcext:value-type="string">
            <text:p>invoice.ods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invoice.ods" calcext:value-type="string">
            <text:p>invoice.od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invoice.ods" calcext:value-type="string">
            <text:p>invoice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invoice.ods" calcext:value-type="string">
            <text:p>invoice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invoice.ods" calcext:value-type="string">
            <text:p>invoice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invoice.ods" calcext:value-type="string">
            <text:p>invoice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invoice.ods" calcext:value-type="string">
            <text:p>invoice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invoice.ods" calcext:value-type="string">
            <text:p>invoice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invoice.ods" calcext:value-type="string">
            <text:p>invoice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invoice.ods" calcext:value-type="string">
            <text:p>invoice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invoice.ods" calcext:value-type="string">
            <text:p>invoice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invoice.ods" calcext:value-type="string">
            <text:p>invoice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invoice.ods" calcext:value-type="string">
            <text:p>invoice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invoice.ods" calcext:value-type="string">
            <text:p>invoice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invoice.ods" calcext:value-type="string">
            <text:p>invoice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invoice.ods" calcext:value-type="string">
            <text:p>invoice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invoice.ods" calcext:value-type="string">
            <text:p>invoice.ods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invoice.ods" calcext:value-type="string">
            <text:p>invoice.od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invoice.ods" calcext:value-type="string">
            <text:p>invoice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invoice.ods" calcext:value-type="string">
            <text:p>invoice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invoice.ods" calcext:value-type="string">
            <text:p>invoice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invoice.ods" calcext:value-type="string">
            <text:p>invoice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invoice.ods" calcext:value-type="string">
            <text:p>invoice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invoice.ods" calcext:value-type="string">
            <text:p>invoice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invoice.ods" calcext:value-type="string">
            <text:p>invoice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invoice.ods" calcext:value-type="string">
            <text:p>invoice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invoice.ods" calcext:value-type="string">
            <text:p>invoice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invoice.ods" calcext:value-type="string">
            <text:p>invoice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invoice.ods" calcext:value-type="string">
            <text:p>invoice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invoice.ods" calcext:value-type="string">
            <text:p>invoice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invoice.ods" calcext:value-type="string">
            <text:p>invoice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invoice.ods" calcext:value-type="string">
            <text:p>invoice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invoice.ods" calcext:value-type="string">
            <text:p>invoice.ods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invoice.ods" calcext:value-type="string">
            <text:p>invoice.od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invoice.ods" calcext:value-type="string">
            <text:p>invoice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invoice.ods" calcext:value-type="string">
            <text:p>invoice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invoice.ods" calcext:value-type="string">
            <text:p>invoice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invoice.ods" calcext:value-type="string">
            <text:p>invoice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invoice.ods" calcext:value-type="string">
            <text:p>invoice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invoice.ods" calcext:value-type="string">
            <text:p>invoice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invoice.ods" calcext:value-type="string">
            <text:p>invoice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invoice.ods" calcext:value-type="string">
            <text:p>invoice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invoice.ods" calcext:value-type="string">
            <text:p>invoice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invoice.ods" calcext:value-type="string">
            <text:p>invoice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invoice.ods" calcext:value-type="string">
            <text:p>invoice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invoice.ods" calcext:value-type="string">
            <text:p>invoice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invoice.ods" calcext:value-type="string">
            <text:p>invoice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invoice.ods" calcext:value-type="string">
            <text:p>invoice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invoice.ods" calcext:value-type="string">
            <text:p>invoice.ods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invoice.ods" calcext:value-type="string">
            <text:p>invoice.od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invoice.ods" calcext:value-type="string">
            <text:p>invoice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invoice.ods" calcext:value-type="string">
            <text:p>invoice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invoice.ods" calcext:value-type="string">
            <text:p>invoice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invoice.ods" calcext:value-type="string">
            <text:p>invoice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invoice.ods" calcext:value-type="string">
            <text:p>invoice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invoice.ods" calcext:value-type="string">
            <text:p>invoice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invoice.ods" calcext:value-type="string">
            <text:p>invoice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invoice.ods" calcext:value-type="string">
            <text:p>invoice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invoice.ods" calcext:value-type="string">
            <text:p>invoice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invoice.ods" calcext:value-type="string">
            <text:p>invoice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invoice.ods" calcext:value-type="string">
            <text:p>invoice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invoice.ods" calcext:value-type="string">
            <text:p>invoice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invoice.ods" calcext:value-type="string">
            <text:p>invoice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invoice.ods" calcext:value-type="string">
            <text:p>invoice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invoice.ods" calcext:value-type="string">
            <text:p>invoice.ods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invoice.ods" calcext:value-type="string">
            <text:p>invoice.od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invoice.ods" calcext:value-type="string">
            <text:p>invoice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invoice.ods" calcext:value-type="string">
            <text:p>invoice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invoice.ods" calcext:value-type="string">
            <text:p>invoice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invoice.ods" calcext:value-type="string">
            <text:p>invoice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invoice.ods" calcext:value-type="string">
            <text:p>invoice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invoice.ods" calcext:value-type="string">
            <text:p>invoice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invoice.ods" calcext:value-type="string">
            <text:p>invoice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invoice.ods" calcext:value-type="string">
            <text:p>invoice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invoice.ods" calcext:value-type="string">
            <text:p>invoice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invoice.ods" calcext:value-type="string">
            <text:p>invoice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invoice.ods" calcext:value-type="string">
            <text:p>invoice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invoice.ods" calcext:value-type="string">
            <text:p>invoice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invoice.ods" calcext:value-type="string">
            <text:p>invoice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invoice.ods" calcext:value-type="string">
            <text:p>invoice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invoice.ods" calcext:value-type="string">
            <text:p>invoice.ods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invoice.ods" calcext:value-type="string">
            <text:p>invoice.od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invoice.ods" calcext:value-type="string">
            <text:p>invoice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invoice.ods" calcext:value-type="string">
            <text:p>invoice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invoice.ods" calcext:value-type="string">
            <text:p>invoice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invoice.ods" calcext:value-type="string">
            <text:p>invoice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invoice.ods" calcext:value-type="string">
            <text:p>invoice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invoice.ods" calcext:value-type="string">
            <text:p>invoice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invoice.ods" calcext:value-type="string">
            <text:p>invoice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invoice.ods" calcext:value-type="string">
            <text:p>invoice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invoice.ods" calcext:value-type="string">
            <text:p>invoice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invoice.ods" calcext:value-type="string">
            <text:p>invoice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invoice.ods" calcext:value-type="string">
            <text:p>invoice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invoice.ods" calcext:value-type="string">
            <text:p>invoice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invoice.ods" calcext:value-type="string">
            <text:p>invoice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invoice.ods" calcext:value-type="string">
            <text:p>invoice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invoice.ods" calcext:value-type="string">
            <text:p>invoice.ods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invoice.ods" calcext:value-type="string">
            <text:p>invoice.od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invoice.ods" calcext:value-type="string">
            <text:p>invoice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invoice.ods" calcext:value-type="string">
            <text:p>invoice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invoice.ods" calcext:value-type="string">
            <text:p>invoice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invoice.ods" calcext:value-type="string">
            <text:p>invoice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invoice.ods" calcext:value-type="string">
            <text:p>invoice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invoice.ods" calcext:value-type="string">
            <text:p>invoice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invoice.ods" calcext:value-type="string">
            <text:p>invoice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invoice.ods" calcext:value-type="string">
            <text:p>invoice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invoice.ods" calcext:value-type="string">
            <text:p>invoice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invoice.ods" calcext:value-type="string">
            <text:p>invoice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invoice.ods" calcext:value-type="string">
            <text:p>invoice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invoice.ods" calcext:value-type="string">
            <text:p>invoice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invoice.ods" calcext:value-type="string">
            <text:p>invoice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invoice.ods" calcext:value-type="string">
            <text:p>invoice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invoice.ods" calcext:value-type="string">
            <text:p>invoice.ods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invoice.ods" calcext:value-type="string">
            <text:p>invoice.od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invoice.ods" calcext:value-type="string">
            <text:p>invoice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invoice.ods" calcext:value-type="string">
            <text:p>invoice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invoice.ods" calcext:value-type="string">
            <text:p>invoice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invoice.ods" calcext:value-type="string">
            <text:p>invoice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invoice.ods" calcext:value-type="string">
            <text:p>invoice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invoice.ods" calcext:value-type="string">
            <text:p>invoice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invoice.ods" calcext:value-type="string">
            <text:p>invoice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invoice.ods" calcext:value-type="string">
            <text:p>invoice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invoice.ods" calcext:value-type="string">
            <text:p>invoice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invoice.ods" calcext:value-type="string">
            <text:p>invoice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invoice.ods" calcext:value-type="string">
            <text:p>invoice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invoice.ods" calcext:value-type="string">
            <text:p>invoice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invoice.ods" calcext:value-type="string">
            <text:p>invoice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invoice.ods" calcext:value-type="string">
            <text:p>invoice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invoice.ods" calcext:value-type="string">
            <text:p>invoice.ods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invoice.ods" calcext:value-type="string">
            <text:p>invoice.od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invoice.ods" calcext:value-type="string">
            <text:p>invoice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invoice.ods" calcext:value-type="string">
            <text:p>invoice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invoice.ods" calcext:value-type="string">
            <text:p>invoice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invoice.ods" calcext:value-type="string">
            <text:p>invoice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invoice.ods" calcext:value-type="string">
            <text:p>invoice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invoice.ods" calcext:value-type="string">
            <text:p>invoice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invoice.ods" calcext:value-type="string">
            <text:p>invoice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invoice.ods" calcext:value-type="string">
            <text:p>invoice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invoice.ods" calcext:value-type="string">
            <text:p>invoice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invoice.ods" calcext:value-type="string">
            <text:p>invoice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invoice.ods" calcext:value-type="string">
            <text:p>invoice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invoice.ods" calcext:value-type="string">
            <text:p>invoice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invoice.ods" calcext:value-type="string">
            <text:p>invoice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invoice.ods" calcext:value-type="string">
            <text:p>invoice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invoice.ods" calcext:value-type="string">
            <text:p>invoice.ods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invoice.ods" calcext:value-type="string">
            <text:p>invoice.od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invoice.ods" calcext:value-type="string">
            <text:p>invoice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invoice.ods" calcext:value-type="string">
            <text:p>invoice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invoice.ods" calcext:value-type="string">
            <text:p>invoice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invoice.ods" calcext:value-type="string">
            <text:p>invoice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invoice.ods" calcext:value-type="string">
            <text:p>invoice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invoice.ods" calcext:value-type="string">
            <text:p>invoice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invoice.ods" calcext:value-type="string">
            <text:p>invoice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invoice.ods" calcext:value-type="string">
            <text:p>invoice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invoice.ods" calcext:value-type="string">
            <text:p>invoice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invoice.ods" calcext:value-type="string">
            <text:p>invoice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invoice.ods" calcext:value-type="string">
            <text:p>invoice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invoice.ods" calcext:value-type="string">
            <text:p>invoice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invoice.ods" calcext:value-type="string">
            <text:p>invoice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invoice.ods" calcext:value-type="string">
            <text:p>invoice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invoice.ods" calcext:value-type="string">
            <text:p>invoice.ods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invoice.ods" calcext:value-type="string">
            <text:p>invoice.od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invoice.ods" calcext:value-type="string">
            <text:p>invoice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invoice.ods" calcext:value-type="string">
            <text:p>invoice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invoice.ods" calcext:value-type="string">
            <text:p>invoice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invoice.ods" calcext:value-type="string">
            <text:p>invoice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invoice.ods" calcext:value-type="string">
            <text:p>invoice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invoice.ods" calcext:value-type="string">
            <text:p>invoice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invoice.ods" calcext:value-type="string">
            <text:p>invoice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invoice.ods" calcext:value-type="string">
            <text:p>invoice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invoice.ods" calcext:value-type="string">
            <text:p>invoice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invoice.ods" calcext:value-type="string">
            <text:p>invoice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invoice.ods" calcext:value-type="string">
            <text:p>invoice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invoice.ods" calcext:value-type="string">
            <text:p>invoice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invoice.ods" calcext:value-type="string">
            <text:p>invoice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invoice.ods" calcext:value-type="string">
            <text:p>invoice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invoice.ods" calcext:value-type="string">
            <text:p>invoice.ods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invoice.ods" calcext:value-type="string">
            <text:p>invoice.od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invoice.ods" calcext:value-type="string">
            <text:p>invoice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invoice.ods" calcext:value-type="string">
            <text:p>invoice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invoice.ods" calcext:value-type="string">
            <text:p>invoice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invoice.ods" calcext:value-type="string">
            <text:p>invoice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invoice.ods" calcext:value-type="string">
            <text:p>invoice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invoice.ods" calcext:value-type="string">
            <text:p>invoice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invoice.ods" calcext:value-type="string">
            <text:p>invoice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invoice.ods" calcext:value-type="string">
            <text:p>invoice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invoice.ods" calcext:value-type="string">
            <text:p>invoice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invoice.ods" calcext:value-type="string">
            <text:p>invoice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invoice.ods" calcext:value-type="string">
            <text:p>invoice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invoice.ods" calcext:value-type="string">
            <text:p>invoice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invoice.ods" calcext:value-type="string">
            <text:p>invoice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invoice.ods" calcext:value-type="string">
            <text:p>invoice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invoice.ods" calcext:value-type="string">
            <text:p>invoice.ods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invoice.ods" calcext:value-type="string">
            <text:p>invoice.od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invoice.ods" calcext:value-type="string">
            <text:p>invoice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invoice.ods" calcext:value-type="string">
            <text:p>invoice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invoice.ods" calcext:value-type="string">
            <text:p>invoice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invoice.ods" calcext:value-type="string">
            <text:p>invoice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invoice.ods" calcext:value-type="string">
            <text:p>invoice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invoice.ods" calcext:value-type="string">
            <text:p>invoice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invoice.ods" calcext:value-type="string">
            <text:p>invoice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invoice.ods" calcext:value-type="string">
            <text:p>invoice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invoice.ods" calcext:value-type="string">
            <text:p>invoice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invoice.ods" calcext:value-type="string">
            <text:p>invoice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invoice.ods" calcext:value-type="string">
            <text:p>invoice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invoice.ods" calcext:value-type="string">
            <text:p>invoice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invoice.ods" calcext:value-type="string">
            <text:p>invoice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invoice.ods" calcext:value-type="string">
            <text:p>invoice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invoice.ods" calcext:value-type="string">
            <text:p>invoice.ods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invoice.ods" calcext:value-type="string">
            <text:p>invoice.od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invoice.ods" calcext:value-type="string">
            <text:p>invoice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invoice.ods" calcext:value-type="string">
            <text:p>invoice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invoice.ods" calcext:value-type="string">
            <text:p>invoice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invoice.ods" calcext:value-type="string">
            <text:p>invoice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invoice.ods" calcext:value-type="string">
            <text:p>invoice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invoice.ods" calcext:value-type="string">
            <text:p>invoice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invoice.ods" calcext:value-type="string">
            <text:p>invoice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invoice.ods" calcext:value-type="string">
            <text:p>invoice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invoice.ods" calcext:value-type="string">
            <text:p>invoice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invoice.ods" calcext:value-type="string">
            <text:p>invoice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invoice.ods" calcext:value-type="string">
            <text:p>invoice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invoice.ods" calcext:value-type="string">
            <text:p>invoice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invoice.ods" calcext:value-type="string">
            <text:p>invoice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invoice.ods" calcext:value-type="string">
            <text:p>invoice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invoice.ods" calcext:value-type="string">
            <text:p>invoice.ods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invoice.ods" calcext:value-type="string">
            <text:p>invoice.od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invoice.ods" calcext:value-type="string">
            <text:p>invoice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invoice.ods" calcext:value-type="string">
            <text:p>invoice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invoice.ods" calcext:value-type="string">
            <text:p>invoice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invoice.ods" calcext:value-type="string">
            <text:p>invoice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invoice.ods" calcext:value-type="string">
            <text:p>invoice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invoice.ods" calcext:value-type="string">
            <text:p>invoice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invoice.ods" calcext:value-type="string">
            <text:p>invoice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invoice.ods" calcext:value-type="string">
            <text:p>invoice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invoice.ods" calcext:value-type="string">
            <text:p>invoice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invoice.ods" calcext:value-type="string">
            <text:p>invoice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invoice.ods" calcext:value-type="string">
            <text:p>invoice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invoice.ods" calcext:value-type="string">
            <text:p>invoice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invoice.ods" calcext:value-type="string">
            <text:p>invoice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invoice.ods" calcext:value-type="string">
            <text:p>invoice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invoice.ods" calcext:value-type="string">
            <text:p>invoice.ods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invoice.ods" calcext:value-type="string">
            <text:p>invoice.od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invoice.ods" calcext:value-type="string">
            <text:p>invoice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invoice.ods" calcext:value-type="string">
            <text:p>invoice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invoice.ods" calcext:value-type="string">
            <text:p>invoice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invoice.ods" calcext:value-type="string">
            <text:p>invoice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invoice.ods" calcext:value-type="string">
            <text:p>invoice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invoice.ods" calcext:value-type="string">
            <text:p>invoice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invoice.ods" calcext:value-type="string">
            <text:p>invoice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invoice.ods" calcext:value-type="string">
            <text:p>invoice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invoice.ods" calcext:value-type="string">
            <text:p>invoice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invoice.ods" calcext:value-type="string">
            <text:p>invoice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invoice.ods" calcext:value-type="string">
            <text:p>invoice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invoice.ods" calcext:value-type="string">
            <text:p>invoice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invoice.ods" calcext:value-type="string">
            <text:p>invoice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invoice.ods" calcext:value-type="string">
            <text:p>invoice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invoice.ods" calcext:value-type="string">
            <text:p>invoice.ods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invoice.ods" calcext:value-type="string">
            <text:p>invoice.od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invoice.ods" calcext:value-type="string">
            <text:p>invoice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invoice.ods" calcext:value-type="string">
            <text:p>invoice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invoice.ods" calcext:value-type="string">
            <text:p>invoice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invoice.ods" calcext:value-type="string">
            <text:p>invoice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invoice.ods" calcext:value-type="string">
            <text:p>invoice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invoice.ods" calcext:value-type="string">
            <text:p>invoice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invoice.ods" calcext:value-type="string">
            <text:p>invoice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invoice.ods" calcext:value-type="string">
            <text:p>invoice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invoice.ods" calcext:value-type="string">
            <text:p>invoice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invoice.ods" calcext:value-type="string">
            <text:p>invoice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invoice.ods" calcext:value-type="string">
            <text:p>invoice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invoice.ods" calcext:value-type="string">
            <text:p>invoice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invoice.ods" calcext:value-type="string">
            <text:p>invoice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invoice.ods" calcext:value-type="string">
            <text:p>invoice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invoice.ods" calcext:value-type="string">
            <text:p>invoice.ods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invoice.ods" calcext:value-type="string">
            <text:p>invoice.od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invoice.ods" calcext:value-type="string">
            <text:p>invoice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invoice.ods" calcext:value-type="string">
            <text:p>invoice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invoice.ods" calcext:value-type="string">
            <text:p>invoice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invoice.ods" calcext:value-type="string">
            <text:p>invoice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invoice.ods" calcext:value-type="string">
            <text:p>invoice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invoice.ods" calcext:value-type="string">
            <text:p>invoice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invoice.ods" calcext:value-type="string">
            <text:p>invoice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invoice.ods" calcext:value-type="string">
            <text:p>invoice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invoice.ods" calcext:value-type="string">
            <text:p>invoice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invoice.ods" calcext:value-type="string">
            <text:p>invoice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invoice.ods" calcext:value-type="string">
            <text:p>invoice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invoice.ods" calcext:value-type="string">
            <text:p>invoice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invoice.ods" calcext:value-type="string">
            <text:p>invoice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invoice.ods" calcext:value-type="string">
            <text:p>invoice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invoice.ods" calcext:value-type="string">
            <text:p>invoice.ods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invoice.ods" calcext:value-type="string">
            <text:p>invoice.od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invoice.ods" calcext:value-type="string">
            <text:p>invoice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invoice.ods" calcext:value-type="string">
            <text:p>invoice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invoice.ods" calcext:value-type="string">
            <text:p>invoice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invoice.ods" calcext:value-type="string">
            <text:p>invoice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invoice.ods" calcext:value-type="string">
            <text:p>invoice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invoice.ods" calcext:value-type="string">
            <text:p>invoice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invoice.ods" calcext:value-type="string">
            <text:p>invoice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invoice.ods" calcext:value-type="string">
            <text:p>invoice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invoice.ods" calcext:value-type="string">
            <text:p>invoice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invoice.ods" calcext:value-type="string">
            <text:p>invoice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invoice.ods" calcext:value-type="string">
            <text:p>invoice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invoice.ods" calcext:value-type="string">
            <text:p>invoice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invoice.ods" calcext:value-type="string">
            <text:p>invoice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invoice.ods" calcext:value-type="string">
            <text:p>invoice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invoice.ods" calcext:value-type="string">
            <text:p>invoice.ods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invoice.ods" calcext:value-type="string">
            <text:p>invoice.od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invoice.ods" calcext:value-type="string">
            <text:p>invoice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invoice.ods" calcext:value-type="string">
            <text:p>invoice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invoice.ods" calcext:value-type="string">
            <text:p>invoice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invoice.ods" calcext:value-type="string">
            <text:p>invoice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invoice.ods" calcext:value-type="string">
            <text:p>invoice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invoice.ods" calcext:value-type="string">
            <text:p>invoice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invoice.ods" calcext:value-type="string">
            <text:p>invoice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invoice.ods" calcext:value-type="string">
            <text:p>invoice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invoice.ods" calcext:value-type="string">
            <text:p>invoice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invoice.ods" calcext:value-type="string">
            <text:p>invoice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invoice.ods" calcext:value-type="string">
            <text:p>invoice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invoice.ods" calcext:value-type="string">
            <text:p>invoice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invoice.ods" calcext:value-type="string">
            <text:p>invoice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invoice.ods" calcext:value-type="string">
            <text:p>invoice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invoice.ods" calcext:value-type="string">
            <text:p>invoice.ods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invoice.ods" calcext:value-type="string">
            <text:p>invoice.od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invoice.ods" calcext:value-type="string">
            <text:p>invoice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invoice.ods" calcext:value-type="string">
            <text:p>invoice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invoice.ods" calcext:value-type="string">
            <text:p>invoice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invoice.ods" calcext:value-type="string">
            <text:p>invoice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invoice.ods" calcext:value-type="string">
            <text:p>invoice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invoice.ods" calcext:value-type="string">
            <text:p>invoice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invoice.ods" calcext:value-type="string">
            <text:p>invoice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invoice.ods" calcext:value-type="string">
            <text:p>invoice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invoice.ods" calcext:value-type="string">
            <text:p>invoice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invoice.ods" calcext:value-type="string">
            <text:p>invoice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invoice.ods" calcext:value-type="string">
            <text:p>invoice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invoice.ods" calcext:value-type="string">
            <text:p>invoice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invoice.ods" calcext:value-type="string">
            <text:p>invoice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invoice.ods" calcext:value-type="string">
            <text:p>invoice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invoice.ods" calcext:value-type="string">
            <text:p>invoice.ods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invoice.ods" calcext:value-type="string">
            <text:p>invoice.od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invoice.ods" calcext:value-type="string">
            <text:p>invoice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invoice.ods" calcext:value-type="string">
            <text:p>invoice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invoice.ods" calcext:value-type="string">
            <text:p>invoice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invoice.ods" calcext:value-type="string">
            <text:p>invoice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invoice.ods" calcext:value-type="string">
            <text:p>invoice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invoice.ods" calcext:value-type="string">
            <text:p>invoice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invoice.ods" calcext:value-type="string">
            <text:p>invoice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invoice.ods" calcext:value-type="string">
            <text:p>invoice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invoice.ods" calcext:value-type="string">
            <text:p>invoice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invoice.ods" calcext:value-type="string">
            <text:p>invoice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invoice.ods" calcext:value-type="string">
            <text:p>invoice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invoice.ods" calcext:value-type="string">
            <text:p>invoice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invoice.ods" calcext:value-type="string">
            <text:p>invoice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invoice.ods" calcext:value-type="string">
            <text:p>invoice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invoice.ods" calcext:value-type="string">
            <text:p>invoice.ods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invoice.ods" calcext:value-type="string">
            <text:p>invoice.od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invoice.ods" calcext:value-type="string">
            <text:p>invoice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invoice.ods" calcext:value-type="string">
            <text:p>invoice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invoice.ods" calcext:value-type="string">
            <text:p>invoice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invoice.ods" calcext:value-type="string">
            <text:p>invoice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invoice.ods" calcext:value-type="string">
            <text:p>invoice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invoice.ods" calcext:value-type="string">
            <text:p>invoice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invoice.ods" calcext:value-type="string">
            <text:p>invoice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invoice.ods" calcext:value-type="string">
            <text:p>invoice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invoice.ods" calcext:value-type="string">
            <text:p>invoice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invoice.ods" calcext:value-type="string">
            <text:p>invoice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invoice.ods" calcext:value-type="string">
            <text:p>invoice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invoice.ods" calcext:value-type="string">
            <text:p>invoice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invoice.ods" calcext:value-type="string">
            <text:p>invoice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invoice.ods" calcext:value-type="string">
            <text:p>invoice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invoice.ods" calcext:value-type="string">
            <text:p>invoice.ods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invoice.ods" calcext:value-type="string">
            <text:p>invoice.od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invoice.ods" calcext:value-type="string">
            <text:p>invoice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invoice.ods" calcext:value-type="string">
            <text:p>invoice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invoice.ods" calcext:value-type="string">
            <text:p>invoice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invoice.ods" calcext:value-type="string">
            <text:p>invoice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invoice.ods" calcext:value-type="string">
            <text:p>invoice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invoice.ods" calcext:value-type="string">
            <text:p>invoice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invoice.ods" calcext:value-type="string">
            <text:p>invoice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invoice.ods" calcext:value-type="string">
            <text:p>invoice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invoice.ods" calcext:value-type="string">
            <text:p>invoice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invoice.ods" calcext:value-type="string">
            <text:p>invoice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invoice.ods" calcext:value-type="string">
            <text:p>invoice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invoice.ods" calcext:value-type="string">
            <text:p>invoice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invoice.ods" calcext:value-type="string">
            <text:p>invoice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invoice.ods" calcext:value-type="string">
            <text:p>invoice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invoice.ods" calcext:value-type="string">
            <text:p>invoice.ods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invoice.ods" calcext:value-type="string">
            <text:p>invoice.od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invoice.ods" calcext:value-type="string">
            <text:p>invoice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invoice.ods" calcext:value-type="string">
            <text:p>invoice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invoice.ods" calcext:value-type="string">
            <text:p>invoice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invoice.ods" calcext:value-type="string">
            <text:p>invoice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invoice.ods" calcext:value-type="string">
            <text:p>invoice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invoice.ods" calcext:value-type="string">
            <text:p>invoice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invoice.ods" calcext:value-type="string">
            <text:p>invoice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invoice.ods" calcext:value-type="string">
            <text:p>invoice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invoice.ods" calcext:value-type="string">
            <text:p>invoice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invoice.ods" calcext:value-type="string">
            <text:p>invoice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invoice.ods" calcext:value-type="string">
            <text:p>invoice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invoice.ods" calcext:value-type="string">
            <text:p>invoice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invoice.ods" calcext:value-type="string">
            <text:p>invoice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invoice.ods" calcext:value-type="string">
            <text:p>invoice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invoice.ods" calcext:value-type="string">
            <text:p>invoice.ods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invoice.ods" calcext:value-type="string">
            <text:p>invoice.od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invoice.ods" calcext:value-type="string">
            <text:p>invoice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invoice.ods" calcext:value-type="string">
            <text:p>invoice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invoice.ods" calcext:value-type="string">
            <text:p>invoice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invoice.ods" calcext:value-type="string">
            <text:p>invoice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invoice.ods" calcext:value-type="string">
            <text:p>invoice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invoice.ods" calcext:value-type="string">
            <text:p>invoice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invoice.ods" calcext:value-type="string">
            <text:p>invoice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invoice.ods" calcext:value-type="string">
            <text:p>invoice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invoice.ods" calcext:value-type="string">
            <text:p>invoice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invoice.ods" calcext:value-type="string">
            <text:p>invoice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invoice.ods" calcext:value-type="string">
            <text:p>invoice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invoice.ods" calcext:value-type="string">
            <text:p>invoice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invoice.ods" calcext:value-type="string">
            <text:p>invoice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invoice.ods" calcext:value-type="string">
            <text:p>invoice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invoice.ods" calcext:value-type="string">
            <text:p>invoice.ods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invoice.ods" calcext:value-type="string">
            <text:p>invoice.od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invoice.ods" calcext:value-type="string">
            <text:p>invoice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invoice.ods" calcext:value-type="string">
            <text:p>invoice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invoice.ods" calcext:value-type="string">
            <text:p>invoice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invoice.ods" calcext:value-type="string">
            <text:p>invoice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invoice.ods" calcext:value-type="string">
            <text:p>invoice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invoice.ods" calcext:value-type="string">
            <text:p>invoice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invoice.ods" calcext:value-type="string">
            <text:p>invoice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invoice.ods" calcext:value-type="string">
            <text:p>invoice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invoice.ods" calcext:value-type="string">
            <text:p>invoice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invoice.ods" calcext:value-type="string">
            <text:p>invoice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invoice.ods" calcext:value-type="string">
            <text:p>invoice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invoice.ods" calcext:value-type="string">
            <text:p>invoice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invoice.ods" calcext:value-type="string">
            <text:p>invoice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invoice.ods" calcext:value-type="string">
            <text:p>invoice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invoice.ods" calcext:value-type="string">
            <text:p>invoice.ods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invoice.ods" calcext:value-type="string">
            <text:p>invoice.od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invoice.ods" calcext:value-type="string">
            <text:p>invoice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invoice.ods" calcext:value-type="string">
            <text:p>invoice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invoice.ods" calcext:value-type="string">
            <text:p>invoice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invoice.ods" calcext:value-type="string">
            <text:p>invoice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invoice.ods" calcext:value-type="string">
            <text:p>invoice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invoice.ods" calcext:value-type="string">
            <text:p>invoice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invoice.ods" calcext:value-type="string">
            <text:p>invoice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invoice.ods" calcext:value-type="string">
            <text:p>invoice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invoice.ods" calcext:value-type="string">
            <text:p>invoice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invoice.ods" calcext:value-type="string">
            <text:p>invoice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invoice.ods" calcext:value-type="string">
            <text:p>invoice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invoice.ods" calcext:value-type="string">
            <text:p>invoice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invoice.ods" calcext:value-type="string">
            <text:p>invoice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invoice.ods" calcext:value-type="string">
            <text:p>invoice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invoice.ods" calcext:value-type="string">
            <text:p>invoice.ods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invoice.ods" calcext:value-type="string">
            <text:p>invoice.od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invoice.ods" calcext:value-type="string">
            <text:p>invoice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invoice.ods" calcext:value-type="string">
            <text:p>invoice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invoice.ods" calcext:value-type="string">
            <text:p>invoice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invoice.ods" calcext:value-type="string">
            <text:p>invoice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invoice.ods" calcext:value-type="string">
            <text:p>invoice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invoice.ods" calcext:value-type="string">
            <text:p>invoice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invoice.ods" calcext:value-type="string">
            <text:p>invoice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invoice.ods" calcext:value-type="string">
            <text:p>invoice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invoice.ods" calcext:value-type="string">
            <text:p>invoice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invoice.ods" calcext:value-type="string">
            <text:p>invoice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invoice.ods" calcext:value-type="string">
            <text:p>invoice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invoice.ods" calcext:value-type="string">
            <text:p>invoice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invoice.ods" calcext:value-type="string">
            <text:p>invoice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invoice.ods" calcext:value-type="string">
            <text:p>invoice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invoice.ods" calcext:value-type="string">
            <text:p>invoice.ods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invoice.ods" calcext:value-type="string">
            <text:p>invoice.od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invoice.ods" calcext:value-type="string">
            <text:p>invoice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invoice.ods" calcext:value-type="string">
            <text:p>invoice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invoice.ods" calcext:value-type="string">
            <text:p>invoice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invoice.ods" calcext:value-type="string">
            <text:p>invoice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invoice.ods" calcext:value-type="string">
            <text:p>invoice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invoice.ods" calcext:value-type="string">
            <text:p>invoice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invoice.ods" calcext:value-type="string">
            <text:p>invoice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invoice.ods" calcext:value-type="string">
            <text:p>invoice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invoice.ods" calcext:value-type="string">
            <text:p>invoice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invoice.ods" calcext:value-type="string">
            <text:p>invoice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invoice.ods" calcext:value-type="string">
            <text:p>invoice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invoice.ods" calcext:value-type="string">
            <text:p>invoice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invoice.ods" calcext:value-type="string">
            <text:p>invoice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invoice.ods" calcext:value-type="string">
            <text:p>invoice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invoice.ods" calcext:value-type="string">
            <text:p>invoice.ods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invoice.ods" calcext:value-type="string">
            <text:p>invoice.od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invoice.ods" calcext:value-type="string">
            <text:p>invoice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invoice.ods" calcext:value-type="string">
            <text:p>invoice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invoice.ods" calcext:value-type="string">
            <text:p>invoice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invoice.ods" calcext:value-type="string">
            <text:p>invoice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invoice.ods" calcext:value-type="string">
            <text:p>invoice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invoice.ods" calcext:value-type="string">
            <text:p>invoice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invoice.ods" calcext:value-type="string">
            <text:p>invoice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invoice.ods" calcext:value-type="string">
            <text:p>invoice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invoice.ods" calcext:value-type="string">
            <text:p>invoice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invoice.ods" calcext:value-type="string">
            <text:p>invoice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invoice.ods" calcext:value-type="string">
            <text:p>invoice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invoice.ods" calcext:value-type="string">
            <text:p>invoice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invoice.ods" calcext:value-type="string">
            <text:p>invoice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invoice.ods" calcext:value-type="string">
            <text:p>invoice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invoice.ods" calcext:value-type="string">
            <text:p>invoice.ods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invoice.ods" calcext:value-type="string">
            <text:p>invoice.od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invoice.ods" calcext:value-type="string">
            <text:p>invoice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invoice.ods" calcext:value-type="string">
            <text:p>invoice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invoice.ods" calcext:value-type="string">
            <text:p>invoice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invoice.ods" calcext:value-type="string">
            <text:p>invoice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invoice.ods" calcext:value-type="string">
            <text:p>invoice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invoice.ods" calcext:value-type="string">
            <text:p>invoice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invoice.ods" calcext:value-type="string">
            <text:p>invoice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invoice.ods" calcext:value-type="string">
            <text:p>invoice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invoice.ods" calcext:value-type="string">
            <text:p>invoice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invoice.ods" calcext:value-type="string">
            <text:p>invoice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invoice.ods" calcext:value-type="string">
            <text:p>invoice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invoice.ods" calcext:value-type="string">
            <text:p>invoice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invoice.ods" calcext:value-type="string">
            <text:p>invoice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invoice.ods" calcext:value-type="string">
            <text:p>invoice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invoice.ods" calcext:value-type="string">
            <text:p>invoice.ods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invoice.ods" calcext:value-type="string">
            <text:p>invoice.od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invoice.ods" calcext:value-type="string">
            <text:p>invoice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invoice.ods" calcext:value-type="string">
            <text:p>invoice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invoice.ods" calcext:value-type="string">
            <text:p>invoice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invoice.ods" calcext:value-type="string">
            <text:p>invoice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invoice.ods" calcext:value-type="string">
            <text:p>invoice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invoice.ods" calcext:value-type="string">
            <text:p>invoice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invoice.ods" calcext:value-type="string">
            <text:p>invoice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invoice.ods" calcext:value-type="string">
            <text:p>invoice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invoice.ods" calcext:value-type="string">
            <text:p>invoice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invoice.ods" calcext:value-type="string">
            <text:p>invoice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invoice.ods" calcext:value-type="string">
            <text:p>invoice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invoice.ods" calcext:value-type="string">
            <text:p>invoice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invoice.ods" calcext:value-type="string">
            <text:p>invoice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invoice.ods" calcext:value-type="string">
            <text:p>invoice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invoice.ods" calcext:value-type="string">
            <text:p>invoice.ods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invoice.ods" calcext:value-type="string">
            <text:p>invoice.od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invoice.ods" calcext:value-type="string">
            <text:p>invoice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invoice.ods" calcext:value-type="string">
            <text:p>invoice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invoice.ods" calcext:value-type="string">
            <text:p>invoice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invoice.ods" calcext:value-type="string">
            <text:p>invoice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invoice.ods" calcext:value-type="string">
            <text:p>invoice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invoice.ods" calcext:value-type="string">
            <text:p>invoice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invoice.ods" calcext:value-type="string">
            <text:p>invoice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invoice.ods" calcext:value-type="string">
            <text:p>invoice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invoice.ods" calcext:value-type="string">
            <text:p>invoice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invoice.ods" calcext:value-type="string">
            <text:p>invoice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invoice.ods" calcext:value-type="string">
            <text:p>invoice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invoice.ods" calcext:value-type="string">
            <text:p>invoice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invoice.ods" calcext:value-type="string">
            <text:p>invoice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invoice.ods" calcext:value-type="string">
            <text:p>invoice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invoice.ods" calcext:value-type="string">
            <text:p>invoice.ods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invoice.ods" calcext:value-type="string">
            <text:p>invoice.od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invoice.ods" calcext:value-type="string">
            <text:p>invoice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invoice.ods" calcext:value-type="string">
            <text:p>invoice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invoice.ods" calcext:value-type="string">
            <text:p>invoice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invoice.ods" calcext:value-type="string">
            <text:p>invoice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invoice.ods" calcext:value-type="string">
            <text:p>invoice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invoice.ods" calcext:value-type="string">
            <text:p>invoice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invoice.ods" calcext:value-type="string">
            <text:p>invoice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invoice.ods" calcext:value-type="string">
            <text:p>invoice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invoice.ods" calcext:value-type="string">
            <text:p>invoice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invoice.ods" calcext:value-type="string">
            <text:p>invoice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invoice.ods" calcext:value-type="string">
            <text:p>invoice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invoice.ods" calcext:value-type="string">
            <text:p>invoice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invoice.ods" calcext:value-type="string">
            <text:p>invoice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invoice.ods" calcext:value-type="string">
            <text:p>invoice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invoice.ods" calcext:value-type="string">
            <text:p>invoice.ods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invoice.ods" calcext:value-type="string">
            <text:p>invoice.od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invoice.ods" calcext:value-type="string">
            <text:p>invoice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invoice.ods" calcext:value-type="string">
            <text:p>invoice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invoice.ods" calcext:value-type="string">
            <text:p>invoice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invoice.ods" calcext:value-type="string">
            <text:p>invoice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invoice.ods" calcext:value-type="string">
            <text:p>invoice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invoice.ods" calcext:value-type="string">
            <text:p>invoice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invoice.ods" calcext:value-type="string">
            <text:p>invoice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invoice.ods" calcext:value-type="string">
            <text:p>invoice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invoice.ods" calcext:value-type="string">
            <text:p>invoice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invoice.ods" calcext:value-type="string">
            <text:p>invoice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invoice.ods" calcext:value-type="string">
            <text:p>invoice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invoice.ods" calcext:value-type="string">
            <text:p>invoice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invoice.ods" calcext:value-type="string">
            <text:p>invoice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invoice.ods" calcext:value-type="string">
            <text:p>invoice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invoice.ods" calcext:value-type="string">
            <text:p>invoice.ods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invoice.ods" calcext:value-type="string">
            <text:p>invoice.od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invoice.ods" calcext:value-type="string">
            <text:p>invoice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invoice.ods" calcext:value-type="string">
            <text:p>invoice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invoice.ods" calcext:value-type="string">
            <text:p>invoice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invoice.ods" calcext:value-type="string">
            <text:p>invoice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invoice.ods" calcext:value-type="string">
            <text:p>invoice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invoice.ods" calcext:value-type="string">
            <text:p>invoice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invoice.ods" calcext:value-type="string">
            <text:p>invoice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invoice.ods" calcext:value-type="string">
            <text:p>invoice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invoice.ods" calcext:value-type="string">
            <text:p>invoice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invoice.ods" calcext:value-type="string">
            <text:p>invoice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invoice.ods" calcext:value-type="string">
            <text:p>invoice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invoice.ods" calcext:value-type="string">
            <text:p>invoice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invoice.ods" calcext:value-type="string">
            <text:p>invoice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invoice.ods" calcext:value-type="string">
            <text:p>invoice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invoice.ods" calcext:value-type="string">
            <text:p>invoice.ods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invoice.ods" calcext:value-type="string">
            <text:p>invoice.od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invoice.ods" calcext:value-type="string">
            <text:p>invoice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invoice.ods" calcext:value-type="string">
            <text:p>invoice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invoice.ods" calcext:value-type="string">
            <text:p>invoice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invoice.ods" calcext:value-type="string">
            <text:p>invoice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invoice.ods" calcext:value-type="string">
            <text:p>invoice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invoice.ods" calcext:value-type="string">
            <text:p>invoice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invoice.ods" calcext:value-type="string">
            <text:p>invoice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invoice.ods" calcext:value-type="string">
            <text:p>invoice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invoice.ods" calcext:value-type="string">
            <text:p>invoice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invoice.ods" calcext:value-type="string">
            <text:p>invoice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invoice.ods" calcext:value-type="string">
            <text:p>invoice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invoice.ods" calcext:value-type="string">
            <text:p>invoice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invoice.ods" calcext:value-type="string">
            <text:p>invoice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invoice.ods" calcext:value-type="string">
            <text:p>invoice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invoice.ods" calcext:value-type="string">
            <text:p>invoice.ods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invoice.ods" calcext:value-type="string">
            <text:p>invoice.od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invoice.ods" calcext:value-type="string">
            <text:p>invoice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invoice.ods" calcext:value-type="string">
            <text:p>invoice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invoice.ods" calcext:value-type="string">
            <text:p>invoice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invoice.ods" calcext:value-type="string">
            <text:p>invoice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invoice.ods" calcext:value-type="string">
            <text:p>invoice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invoice.ods" calcext:value-type="string">
            <text:p>invoice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invoice.ods" calcext:value-type="string">
            <text:p>invoice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invoice.ods" calcext:value-type="string">
            <text:p>invoice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invoice.ods" calcext:value-type="string">
            <text:p>invoice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invoice.ods" calcext:value-type="string">
            <text:p>invoice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invoice.ods" calcext:value-type="string">
            <text:p>invoice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invoice.ods" calcext:value-type="string">
            <text:p>invoice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invoice.ods" calcext:value-type="string">
            <text:p>invoice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invoice.ods" calcext:value-type="string">
            <text:p>invoice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invoice.ods" calcext:value-type="string">
            <text:p>invoice.ods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invoice.ods" calcext:value-type="string">
            <text:p>invoice.od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invoice.ods" calcext:value-type="string">
            <text:p>invoice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invoice.ods" calcext:value-type="string">
            <text:p>invoice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invoice.ods" calcext:value-type="string">
            <text:p>invoice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invoice.ods" calcext:value-type="string">
            <text:p>invoice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invoice.ods" calcext:value-type="string">
            <text:p>invoice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invoice.ods" calcext:value-type="string">
            <text:p>invoice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invoice.ods" calcext:value-type="string">
            <text:p>invoice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invoice.ods" calcext:value-type="string">
            <text:p>invoice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invoice.ods" calcext:value-type="string">
            <text:p>invoice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invoice.ods" calcext:value-type="string">
            <text:p>invoice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invoice.ods" calcext:value-type="string">
            <text:p>invoice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invoice.ods" calcext:value-type="string">
            <text:p>invoice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invoice.ods" calcext:value-type="string">
            <text:p>invoice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invoice.ods" calcext:value-type="string">
            <text:p>invoice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invoice.ods" calcext:value-type="string">
            <text:p>invoice.ods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invoice.ods" calcext:value-type="string">
            <text:p>invoice.od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invoice.ods" calcext:value-type="string">
            <text:p>invoice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invoice.ods" calcext:value-type="string">
            <text:p>invoice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invoice.ods" calcext:value-type="string">
            <text:p>invoice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invoice.ods" calcext:value-type="string">
            <text:p>invoice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invoice.ods" calcext:value-type="string">
            <text:p>invoice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invoice.ods" calcext:value-type="string">
            <text:p>invoice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invoice.ods" calcext:value-type="string">
            <text:p>invoice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invoice.ods" calcext:value-type="string">
            <text:p>invoice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invoice.ods" calcext:value-type="string">
            <text:p>invoice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invoice.ods" calcext:value-type="string">
            <text:p>invoice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invoice.ods" calcext:value-type="string">
            <text:p>invoice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invoice.ods" calcext:value-type="string">
            <text:p>invoice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invoice.ods" calcext:value-type="string">
            <text:p>invoice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invoice.ods" calcext:value-type="string">
            <text:p>invoice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invoice.ods" calcext:value-type="string">
            <text:p>invoice.ods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invoice.ods" calcext:value-type="string">
            <text:p>invoice.od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invoice.ods" calcext:value-type="string">
            <text:p>invoice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invoice.ods" calcext:value-type="string">
            <text:p>invoice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invoice.ods" calcext:value-type="string">
            <text:p>invoice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invoice.ods" calcext:value-type="string">
            <text:p>invoice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invoice.ods" calcext:value-type="string">
            <text:p>invoice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invoice.ods" calcext:value-type="string">
            <text:p>invoice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invoice.ods" calcext:value-type="string">
            <text:p>invoice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invoice.ods" calcext:value-type="string">
            <text:p>invoice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invoice.ods" calcext:value-type="string">
            <text:p>invoice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invoice.ods" calcext:value-type="string">
            <text:p>invoice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invoice.ods" calcext:value-type="string">
            <text:p>invoice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invoice.ods" calcext:value-type="string">
            <text:p>invoice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invoice.ods" calcext:value-type="string">
            <text:p>invoice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invoice.ods" calcext:value-type="string">
            <text:p>invoice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invoice.ods" calcext:value-type="string">
            <text:p>invoice.ods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invoice.ods" calcext:value-type="string">
            <text:p>invoice.od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invoice.ods" calcext:value-type="string">
            <text:p>invoice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invoice.ods" calcext:value-type="string">
            <text:p>invoice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invoice.ods" calcext:value-type="string">
            <text:p>invoice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invoice.ods" calcext:value-type="string">
            <text:p>invoice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invoice.ods" calcext:value-type="string">
            <text:p>invoice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invoice.ods" calcext:value-type="string">
            <text:p>invoice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invoice.ods" calcext:value-type="string">
            <text:p>invoice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invoice.ods" calcext:value-type="string">
            <text:p>invoice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invoice.ods" calcext:value-type="string">
            <text:p>invoice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invoice.ods" calcext:value-type="string">
            <text:p>invoice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invoice.ods" calcext:value-type="string">
            <text:p>invoice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invoice.ods" calcext:value-type="string">
            <text:p>invoice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invoice.ods" calcext:value-type="string">
            <text:p>invoice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invoice.ods" calcext:value-type="string">
            <text:p>invoice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invoice.ods" calcext:value-type="string">
            <text:p>invoice.ods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invoice.ods" calcext:value-type="string">
            <text:p>invoice.od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invoice.ods" calcext:value-type="string">
            <text:p>invoice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invoice.ods" calcext:value-type="string">
            <text:p>invoice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invoice.ods" calcext:value-type="string">
            <text:p>invoice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invoice.ods" calcext:value-type="string">
            <text:p>invoice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invoice.ods" calcext:value-type="string">
            <text:p>invoice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invoice.ods" calcext:value-type="string">
            <text:p>invoice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invoice.ods" calcext:value-type="string">
            <text:p>invoice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invoice.ods" calcext:value-type="string">
            <text:p>invoice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invoice.ods" calcext:value-type="string">
            <text:p>invoice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invoice.ods" calcext:value-type="string">
            <text:p>invoice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invoice.ods" calcext:value-type="string">
            <text:p>invoice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invoice.ods" calcext:value-type="string">
            <text:p>invoice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invoice.ods" calcext:value-type="string">
            <text:p>invoice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invoice.ods" calcext:value-type="string">
            <text:p>invoice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invoice.ods" calcext:value-type="string">
            <text:p>invoice.ods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invoice.ods" calcext:value-type="string">
            <text:p>invoice.od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invoice.ods" calcext:value-type="string">
            <text:p>invoice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invoice.ods" calcext:value-type="string">
            <text:p>invoice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invoice.ods" calcext:value-type="string">
            <text:p>invoice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invoice.ods" calcext:value-type="string">
            <text:p>invoice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invoice.ods" calcext:value-type="string">
            <text:p>invoice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invoice.ods" calcext:value-type="string">
            <text:p>invoice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invoice.ods" calcext:value-type="string">
            <text:p>invoice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invoice.ods" calcext:value-type="string">
            <text:p>invoice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invoice.ods" calcext:value-type="string">
            <text:p>invoice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invoice.ods" calcext:value-type="string">
            <text:p>invoice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invoice.ods" calcext:value-type="string">
            <text:p>invoice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invoice.ods" calcext:value-type="string">
            <text:p>invoice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invoice.ods" calcext:value-type="string">
            <text:p>invoice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invoice.ods" calcext:value-type="string">
            <text:p>invoice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invoice.ods" calcext:value-type="string">
            <text:p>invoice.ods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invoice.ods" calcext:value-type="string">
            <text:p>invoice.od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invoice.ods" calcext:value-type="string">
            <text:p>invoice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invoice.ods" calcext:value-type="string">
            <text:p>invoice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invoice.ods" calcext:value-type="string">
            <text:p>invoice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invoice.ods" calcext:value-type="string">
            <text:p>invoice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invoice.ods" calcext:value-type="string">
            <text:p>invoice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invoice.ods" calcext:value-type="string">
            <text:p>invoice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invoice.ods" calcext:value-type="string">
            <text:p>invoice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invoice.ods" calcext:value-type="string">
            <text:p>invoice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invoice.ods" calcext:value-type="string">
            <text:p>invoice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invoice.ods" calcext:value-type="string">
            <text:p>invoice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invoice.ods" calcext:value-type="string">
            <text:p>invoice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invoice.ods" calcext:value-type="string">
            <text:p>invoice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invoice.ods" calcext:value-type="string">
            <text:p>invoice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invoice.ods" calcext:value-type="string">
            <text:p>invoice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invoice.ods" calcext:value-type="string">
            <text:p>invoice.ods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invoice.ods" calcext:value-type="string">
            <text:p>invoice.od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invoice.ods" calcext:value-type="string">
            <text:p>invoice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invoice.ods" calcext:value-type="string">
            <text:p>invoice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invoice.ods" calcext:value-type="string">
            <text:p>invoice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invoice.ods" calcext:value-type="string">
            <text:p>invoice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invoice.ods" calcext:value-type="string">
            <text:p>invoice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invoice.ods" calcext:value-type="string">
            <text:p>invoice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invoice.ods" calcext:value-type="string">
            <text:p>invoice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invoice.ods" calcext:value-type="string">
            <text:p>invoice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invoice.ods" calcext:value-type="string">
            <text:p>invoice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invoice.ods" calcext:value-type="string">
            <text:p>invoice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invoice.ods" calcext:value-type="string">
            <text:p>invoice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invoice.ods" calcext:value-type="string">
            <text:p>invoice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invoice.ods" calcext:value-type="string">
            <text:p>invoice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invoice.ods" calcext:value-type="string">
            <text:p>invoice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invoice.ods" calcext:value-type="string">
            <text:p>invoice.ods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invoice.ods" calcext:value-type="string">
            <text:p>invoice.od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invoice.ods" calcext:value-type="string">
            <text:p>invoice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invoice.ods" calcext:value-type="string">
            <text:p>invoice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invoice.ods" calcext:value-type="string">
            <text:p>invoice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invoice.ods" calcext:value-type="string">
            <text:p>invoice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invoice.ods" calcext:value-type="string">
            <text:p>invoice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invoice.ods" calcext:value-type="string">
            <text:p>invoice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invoice.ods" calcext:value-type="string">
            <text:p>invoice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invoice.ods" calcext:value-type="string">
            <text:p>invoice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invoice.ods" calcext:value-type="string">
            <text:p>invoice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invoice.ods" calcext:value-type="string">
            <text:p>invoice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invoice.ods" calcext:value-type="string">
            <text:p>invoice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invoice.ods" calcext:value-type="string">
            <text:p>invoice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invoice.ods" calcext:value-type="string">
            <text:p>invoice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invoice.ods" calcext:value-type="string">
            <text:p>invoice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invoice.ods" calcext:value-type="string">
            <text:p>invoice.ods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invoice.ods" calcext:value-type="string">
            <text:p>invoice.od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invoice.ods" calcext:value-type="string">
            <text:p>invoice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invoice.ods" calcext:value-type="string">
            <text:p>invoice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invoice.ods" calcext:value-type="string">
            <text:p>invoice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invoice.ods" calcext:value-type="string">
            <text:p>invoice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invoice.ods" calcext:value-type="string">
            <text:p>invoice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invoice.ods" calcext:value-type="string">
            <text:p>invoice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invoice.ods" calcext:value-type="string">
            <text:p>invoice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invoice.ods" calcext:value-type="string">
            <text:p>invoice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invoice.ods" calcext:value-type="string">
            <text:p>invoice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invoice.ods" calcext:value-type="string">
            <text:p>invoice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invoice.ods" calcext:value-type="string">
            <text:p>invoice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invoice.ods" calcext:value-type="string">
            <text:p>invoice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invoice.ods" calcext:value-type="string">
            <text:p>invoice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invoice.ods" calcext:value-type="string">
            <text:p>invoice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invoice.ods" calcext:value-type="string">
            <text:p>invoice.ods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invoice.ods" calcext:value-type="string">
            <text:p>invoice.od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invoice.ods" calcext:value-type="string">
            <text:p>invoice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invoice.ods" calcext:value-type="string">
            <text:p>invoice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invoice.ods" calcext:value-type="string">
            <text:p>invoice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invoice.ods" calcext:value-type="string">
            <text:p>invoice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invoice.ods" calcext:value-type="string">
            <text:p>invoice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invoice.ods" calcext:value-type="string">
            <text:p>invoice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invoice.ods" calcext:value-type="string">
            <text:p>invoice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invoice.ods" calcext:value-type="string">
            <text:p>invoice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invoice.ods" calcext:value-type="string">
            <text:p>invoice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invoice.ods" calcext:value-type="string">
            <text:p>invoice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invoice.ods" calcext:value-type="string">
            <text:p>invoice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invoice.ods" calcext:value-type="string">
            <text:p>invoice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invoice.ods" calcext:value-type="string">
            <text:p>invoice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invoice.ods" calcext:value-type="string">
            <text:p>invoice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invoice.ods" calcext:value-type="string">
            <text:p>invoice.ods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invoice.ods" calcext:value-type="string">
            <text:p>invoice.od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invoice.ods" calcext:value-type="string">
            <text:p>invoice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invoice.ods" calcext:value-type="string">
            <text:p>invoice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invoice.ods" calcext:value-type="string">
            <text:p>invoice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invoice.ods" calcext:value-type="string">
            <text:p>invoice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invoice.ods" calcext:value-type="string">
            <text:p>invoice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invoice.ods" calcext:value-type="string">
            <text:p>invoice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invoice.ods" calcext:value-type="string">
            <text:p>invoice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invoice.ods" calcext:value-type="string">
            <text:p>invoice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invoice.ods" calcext:value-type="string">
            <text:p>invoice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invoice.ods" calcext:value-type="string">
            <text:p>invoice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invoice.ods" calcext:value-type="string">
            <text:p>invoice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invoice.ods" calcext:value-type="string">
            <text:p>invoice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invoice.ods" calcext:value-type="string">
            <text:p>invoice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invoice.ods" calcext:value-type="string">
            <text:p>invoice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invoice.ods" calcext:value-type="string">
            <text:p>invoice.ods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invoice.ods" calcext:value-type="string">
            <text:p>invoice.od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invoice.ods" calcext:value-type="string">
            <text:p>invoice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invoice.ods" calcext:value-type="string">
            <text:p>invoice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invoice.ods" calcext:value-type="string">
            <text:p>invoice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invoice.ods" calcext:value-type="string">
            <text:p>invoice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invoice.ods" calcext:value-type="string">
            <text:p>invoice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invoice.ods" calcext:value-type="string">
            <text:p>invoice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invoice.ods" calcext:value-type="string">
            <text:p>invoice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invoice.ods" calcext:value-type="string">
            <text:p>invoice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invoice.ods" calcext:value-type="string">
            <text:p>invoice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invoice.ods" calcext:value-type="string">
            <text:p>invoice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invoice.ods" calcext:value-type="string">
            <text:p>invoice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invoice.ods" calcext:value-type="string">
            <text:p>invoice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invoice.ods" calcext:value-type="string">
            <text:p>invoice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invoice.ods" calcext:value-type="string">
            <text:p>invoice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invoice.ods" calcext:value-type="string">
            <text:p>invoice.ods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invoice.ods" calcext:value-type="string">
            <text:p>invoice.od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invoice.ods" calcext:value-type="string">
            <text:p>invoice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invoice.ods" calcext:value-type="string">
            <text:p>invoice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invoice.ods" calcext:value-type="string">
            <text:p>invoice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invoice.ods" calcext:value-type="string">
            <text:p>invoice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invoice.ods" calcext:value-type="string">
            <text:p>invoice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invoice.ods" calcext:value-type="string">
            <text:p>invoice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invoice.ods" calcext:value-type="string">
            <text:p>invoice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invoice.ods" calcext:value-type="string">
            <text:p>invoice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invoice.ods" calcext:value-type="string">
            <text:p>invoice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invoice.ods" calcext:value-type="string">
            <text:p>invoice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invoice.ods" calcext:value-type="string">
            <text:p>invoice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invoice.ods" calcext:value-type="string">
            <text:p>invoice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invoice.ods" calcext:value-type="string">
            <text:p>invoice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invoice.ods" calcext:value-type="string">
            <text:p>invoice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invoice.ods" calcext:value-type="string">
            <text:p>invoice.ods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invoice.ods" calcext:value-type="string">
            <text:p>invoice.od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invoice.ods" calcext:value-type="string">
            <text:p>invoice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invoice.ods" calcext:value-type="string">
            <text:p>invoice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invoice.ods" calcext:value-type="string">
            <text:p>invoice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invoice.ods" calcext:value-type="string">
            <text:p>invoice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invoice.ods" calcext:value-type="string">
            <text:p>invoice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invoice.ods" calcext:value-type="string">
            <text:p>invoice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invoice.ods" calcext:value-type="string">
            <text:p>invoice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invoice.ods" calcext:value-type="string">
            <text:p>invoice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invoice.ods" calcext:value-type="string">
            <text:p>invoice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invoice.ods" calcext:value-type="string">
            <text:p>invoice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invoice.ods" calcext:value-type="string">
            <text:p>invoice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invoice.ods" calcext:value-type="string">
            <text:p>invoice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invoice.ods" calcext:value-type="string">
            <text:p>invoice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invoice.ods" calcext:value-type="string">
            <text:p>invoice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invoice.ods" calcext:value-type="string">
            <text:p>invoice.ods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invoice.ods" calcext:value-type="string">
            <text:p>invoice.od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invoice.ods" calcext:value-type="string">
            <text:p>invoice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invoice.ods" calcext:value-type="string">
            <text:p>invoice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invoice.ods" calcext:value-type="string">
            <text:p>invoice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invoice.ods" calcext:value-type="string">
            <text:p>invoice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invoice.ods" calcext:value-type="string">
            <text:p>invoice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invoice.ods" calcext:value-type="string">
            <text:p>invoice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invoice.ods" calcext:value-type="string">
            <text:p>invoice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invoice.ods" calcext:value-type="string">
            <text:p>invoice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invoice.ods" calcext:value-type="string">
            <text:p>invoice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invoice.ods" calcext:value-type="string">
            <text:p>invoice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invoice.ods" calcext:value-type="string">
            <text:p>invoice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invoice.ods" calcext:value-type="string">
            <text:p>invoice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invoice.ods" calcext:value-type="string">
            <text:p>invoice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invoice.ods" calcext:value-type="string">
            <text:p>invoice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invoice.ods" calcext:value-type="string">
            <text:p>invoice.ods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invoice.ods" calcext:value-type="string">
            <text:p>invoice.od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invoice.ods" calcext:value-type="string">
            <text:p>invoice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invoice.ods" calcext:value-type="string">
            <text:p>invoice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invoice.ods" calcext:value-type="string">
            <text:p>invoice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invoice.ods" calcext:value-type="string">
            <text:p>invoice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invoice.ods" calcext:value-type="string">
            <text:p>invoice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invoice.ods" calcext:value-type="string">
            <text:p>invoice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invoice.ods" calcext:value-type="string">
            <text:p>invoice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invoice.ods" calcext:value-type="string">
            <text:p>invoice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invoice.ods" calcext:value-type="string">
            <text:p>invoice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invoice.ods" calcext:value-type="string">
            <text:p>invoice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invoice.ods" calcext:value-type="string">
            <text:p>invoice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invoice.ods" calcext:value-type="string">
            <text:p>invoice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invoice.ods" calcext:value-type="string">
            <text:p>invoice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invoice.ods" calcext:value-type="string">
            <text:p>invoice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invoice.ods" calcext:value-type="string">
            <text:p>invoice.ods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invoice.ods" calcext:value-type="string">
            <text:p>invoice.od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invoice.ods" calcext:value-type="string">
            <text:p>invoice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invoice.ods" calcext:value-type="string">
            <text:p>invoice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invoice.ods" calcext:value-type="string">
            <text:p>invoice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invoice.ods" calcext:value-type="string">
            <text:p>invoice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invoice.ods" calcext:value-type="string">
            <text:p>invoice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invoice.ods" calcext:value-type="string">
            <text:p>invoice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invoice.ods" calcext:value-type="string">
            <text:p>invoice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invoice.ods" calcext:value-type="string">
            <text:p>invoice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invoice.ods" calcext:value-type="string">
            <text:p>invoice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invoice.ods" calcext:value-type="string">
            <text:p>invoice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invoice.ods" calcext:value-type="string">
            <text:p>invoice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invoice.ods" calcext:value-type="string">
            <text:p>invoice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invoice.ods" calcext:value-type="string">
            <text:p>invoice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invoice.ods" calcext:value-type="string">
            <text:p>invoice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invoice.ods" calcext:value-type="string">
            <text:p>invoice.ods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invoice.ods" calcext:value-type="string">
            <text:p>invoice.od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invoice.ods" calcext:value-type="string">
            <text:p>invoice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invoice.ods" calcext:value-type="string">
            <text:p>invoice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invoice.ods" calcext:value-type="string">
            <text:p>invoice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invoice.ods" calcext:value-type="string">
            <text:p>invoice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invoice.ods" calcext:value-type="string">
            <text:p>invoice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invoice.ods" calcext:value-type="string">
            <text:p>invoice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invoice.ods" calcext:value-type="string">
            <text:p>invoice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invoice.ods" calcext:value-type="string">
            <text:p>invoice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invoice.ods" calcext:value-type="string">
            <text:p>invoice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invoice.ods" calcext:value-type="string">
            <text:p>invoice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invoice.ods" calcext:value-type="string">
            <text:p>invoice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invoice.ods" calcext:value-type="string">
            <text:p>invoice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invoice.ods" calcext:value-type="string">
            <text:p>invoice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invoice.ods" calcext:value-type="string">
            <text:p>invoice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invoice.ods" calcext:value-type="string">
            <text:p>invoice.ods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invoice.ods" calcext:value-type="string">
            <text:p>invoice.od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invoice.ods" calcext:value-type="string">
            <text:p>invoice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invoice.ods" calcext:value-type="string">
            <text:p>invoice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invoice.ods" calcext:value-type="string">
            <text:p>invoice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invoice.ods" calcext:value-type="string">
            <text:p>invoice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invoice.ods" calcext:value-type="string">
            <text:p>invoice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invoice.ods" calcext:value-type="string">
            <text:p>invoice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invoice.ods" calcext:value-type="string">
            <text:p>invoice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invoice.ods" calcext:value-type="string">
            <text:p>invoice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invoice.ods" calcext:value-type="string">
            <text:p>invoice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invoice.ods" calcext:value-type="string">
            <text:p>invoice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invoice.ods" calcext:value-type="string">
            <text:p>invoice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invoice.ods" calcext:value-type="string">
            <text:p>invoice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invoice.ods" calcext:value-type="string">
            <text:p>invoice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invoice.ods" calcext:value-type="string">
            <text:p>invoice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invoice.ods" calcext:value-type="string">
            <text:p>invoice.ods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invoice.ods" calcext:value-type="string">
            <text:p>invoice.od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invoice.ods" calcext:value-type="string">
            <text:p>invoice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invoice.ods" calcext:value-type="string">
            <text:p>invoice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invoice.ods" calcext:value-type="string">
            <text:p>invoice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invoice.ods" calcext:value-type="string">
            <text:p>invoice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invoice.ods" calcext:value-type="string">
            <text:p>invoice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invoice.ods" calcext:value-type="string">
            <text:p>invoice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invoice.ods" calcext:value-type="string">
            <text:p>invoice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invoice.ods" calcext:value-type="string">
            <text:p>invoice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invoice.ods" calcext:value-type="string">
            <text:p>invoice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invoice.ods" calcext:value-type="string">
            <text:p>invoice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invoice.ods" calcext:value-type="string">
            <text:p>invoice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invoice.ods" calcext:value-type="string">
            <text:p>invoice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invoice.ods" calcext:value-type="string">
            <text:p>invoice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invoice.ods" calcext:value-type="string">
            <text:p>invoice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invoice.ods" calcext:value-type="string">
            <text:p>invoice.ods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invoice.ods" calcext:value-type="string">
            <text:p>invoice.od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invoice.ods" calcext:value-type="string">
            <text:p>invoice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invoice.ods" calcext:value-type="string">
            <text:p>invoice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invoice.ods" calcext:value-type="string">
            <text:p>invoice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invoice.ods" calcext:value-type="string">
            <text:p>invoice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invoice.ods" calcext:value-type="string">
            <text:p>invoice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invoice.ods" calcext:value-type="string">
            <text:p>invoice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invoice.ods" calcext:value-type="string">
            <text:p>invoice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invoice.ods" calcext:value-type="string">
            <text:p>invoice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invoice.ods" calcext:value-type="string">
            <text:p>invoice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invoice.ods" calcext:value-type="string">
            <text:p>invoice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invoice.ods" calcext:value-type="string">
            <text:p>invoice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invoice.ods" calcext:value-type="string">
            <text:p>invoice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invoice.ods" calcext:value-type="string">
            <text:p>invoice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invoice.ods" calcext:value-type="string">
            <text:p>invoice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invoice.ods" calcext:value-type="string">
            <text:p>invoice.ods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invoice.ods" calcext:value-type="string">
            <text:p>invoice.od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invoice.ods" calcext:value-type="string">
            <text:p>invoice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invoice.ods" calcext:value-type="string">
            <text:p>invoice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invoice.ods" calcext:value-type="string">
            <text:p>invoice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invoice.ods" calcext:value-type="string">
            <text:p>invoice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invoice.ods" calcext:value-type="string">
            <text:p>invoice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invoice.ods" calcext:value-type="string">
            <text:p>invoice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invoice.ods" calcext:value-type="string">
            <text:p>invoice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invoice.ods" calcext:value-type="string">
            <text:p>invoice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invoice.ods" calcext:value-type="string">
            <text:p>invoice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invoice.ods" calcext:value-type="string">
            <text:p>invoice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invoice.ods" calcext:value-type="string">
            <text:p>invoice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invoice.ods" calcext:value-type="string">
            <text:p>invoice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invoice.ods" calcext:value-type="string">
            <text:p>invoice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invoice.ods" calcext:value-type="string">
            <text:p>invoice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invoice.ods" calcext:value-type="string">
            <text:p>invoice.ods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invoice.ods" calcext:value-type="string">
            <text:p>invoice.od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invoice.ods" calcext:value-type="string">
            <text:p>invoice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invoice.ods" calcext:value-type="string">
            <text:p>invoice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invoice.ods" calcext:value-type="string">
            <text:p>invoice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invoice.ods" calcext:value-type="string">
            <text:p>invoice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invoice.ods" calcext:value-type="string">
            <text:p>invoice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invoice.ods" calcext:value-type="string">
            <text:p>invoice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invoice.ods" calcext:value-type="string">
            <text:p>invoice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invoice.ods" calcext:value-type="string">
            <text:p>invoice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invoice.ods" calcext:value-type="string">
            <text:p>invoice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invoice.ods" calcext:value-type="string">
            <text:p>invoice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invoice.ods" calcext:value-type="string">
            <text:p>invoice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invoice.ods" calcext:value-type="string">
            <text:p>invoice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invoice.ods" calcext:value-type="string">
            <text:p>invoice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invoice.ods" calcext:value-type="string">
            <text:p>invoice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invoice.ods" calcext:value-type="string">
            <text:p>invoice.ods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invoice.ods" calcext:value-type="string">
            <text:p>invoice.od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invoice.ods" calcext:value-type="string">
            <text:p>invoice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invoice.ods" calcext:value-type="string">
            <text:p>invoice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invoice.ods" calcext:value-type="string">
            <text:p>invoice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invoice.ods" calcext:value-type="string">
            <text:p>invoice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invoice.ods" calcext:value-type="string">
            <text:p>invoice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invoice.ods" calcext:value-type="string">
            <text:p>invoice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invoice.ods" calcext:value-type="string">
            <text:p>invoice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invoice.ods" calcext:value-type="string">
            <text:p>invoice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invoice.ods" calcext:value-type="string">
            <text:p>invoice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invoice.ods" calcext:value-type="string">
            <text:p>invoice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invoice.ods" calcext:value-type="string">
            <text:p>invoice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invoice.ods" calcext:value-type="string">
            <text:p>invoice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invoice.ods" calcext:value-type="string">
            <text:p>invoice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invoice.ods" calcext:value-type="string">
            <text:p>invoice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invoice.ods" calcext:value-type="string">
            <text:p>invoice.ods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invoice.ods" calcext:value-type="string">
            <text:p>invoice.od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invoice.ods" calcext:value-type="string">
            <text:p>invoice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invoice.ods" calcext:value-type="string">
            <text:p>invoice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invoice.ods" calcext:value-type="string">
            <text:p>invoice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invoice.ods" calcext:value-type="string">
            <text:p>invoice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invoice.ods" calcext:value-type="string">
            <text:p>invoice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invoice.ods" calcext:value-type="string">
            <text:p>invoice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invoice.ods" calcext:value-type="string">
            <text:p>invoice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invoice.ods" calcext:value-type="string">
            <text:p>invoice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invoice.ods" calcext:value-type="string">
            <text:p>invoice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invoice.ods" calcext:value-type="string">
            <text:p>invoice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invoice.ods" calcext:value-type="string">
            <text:p>invoice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invoice.ods" calcext:value-type="string">
            <text:p>invoice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invoice.ods" calcext:value-type="string">
            <text:p>invoice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invoice.ods" calcext:value-type="string">
            <text:p>invoice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invoice.ods" calcext:value-type="string">
            <text:p>invoice.ods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invoice.ods" calcext:value-type="string">
            <text:p>invoice.od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invoice.ods" calcext:value-type="string">
            <text:p>invoice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invoice.ods" calcext:value-type="string">
            <text:p>invoice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invoice.ods" calcext:value-type="string">
            <text:p>invoice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invoice.ods" calcext:value-type="string">
            <text:p>invoice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invoice.ods" calcext:value-type="string">
            <text:p>invoice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invoice.ods" calcext:value-type="string">
            <text:p>invoice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invoice.ods" calcext:value-type="string">
            <text:p>invoice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invoice.ods" calcext:value-type="string">
            <text:p>invoice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invoice.ods" calcext:value-type="string">
            <text:p>invoice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invoice.ods" calcext:value-type="string">
            <text:p>invoice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invoice.ods" calcext:value-type="string">
            <text:p>invoice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invoice.ods" calcext:value-type="string">
            <text:p>invoice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invoice.ods" calcext:value-type="string">
            <text:p>invoice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invoice.ods" calcext:value-type="string">
            <text:p>invoice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invoice.ods" calcext:value-type="string">
            <text:p>invoice.ods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invoice.ods" calcext:value-type="string">
            <text:p>invoice.od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invoice.ods" calcext:value-type="string">
            <text:p>invoice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invoice.ods" calcext:value-type="string">
            <text:p>invoice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invoice.ods" calcext:value-type="string">
            <text:p>invoice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invoice.ods" calcext:value-type="string">
            <text:p>invoice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invoice.ods" calcext:value-type="string">
            <text:p>invoice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invoice.ods" calcext:value-type="string">
            <text:p>invoice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invoice.ods" calcext:value-type="string">
            <text:p>invoice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invoice.ods" calcext:value-type="string">
            <text:p>invoice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invoice.ods" calcext:value-type="string">
            <text:p>invoice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invoice.ods" calcext:value-type="string">
            <text:p>invoice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invoice.ods" calcext:value-type="string">
            <text:p>invoice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invoice.ods" calcext:value-type="string">
            <text:p>invoice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invoice.ods" calcext:value-type="string">
            <text:p>invoice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invoice.ods" calcext:value-type="string">
            <text:p>invoice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invoice.ods" calcext:value-type="string">
            <text:p>invoice.ods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invoice.ods" calcext:value-type="string">
            <text:p>invoice.od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invoice.ods" calcext:value-type="string">
            <text:p>invoice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invoice.ods" calcext:value-type="string">
            <text:p>invoice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invoice.ods" calcext:value-type="string">
            <text:p>invoice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invoice.ods" calcext:value-type="string">
            <text:p>invoice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invoice.ods" calcext:value-type="string">
            <text:p>invoice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invoice.ods" calcext:value-type="string">
            <text:p>invoice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invoice.ods" calcext:value-type="string">
            <text:p>invoice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invoice.ods" calcext:value-type="string">
            <text:p>invoice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invoice.ods" calcext:value-type="string">
            <text:p>invoice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invoice.ods" calcext:value-type="string">
            <text:p>invoice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invoice.ods" calcext:value-type="string">
            <text:p>invoice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invoice.ods" calcext:value-type="string">
            <text:p>invoice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invoice.ods" calcext:value-type="string">
            <text:p>invoice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invoice.ods" calcext:value-type="string">
            <text:p>invoice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invoice.ods" calcext:value-type="string">
            <text:p>invoice.ods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invoice.ods" calcext:value-type="string">
            <text:p>invoice.od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invoice.ods" calcext:value-type="string">
            <text:p>invoice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invoice.ods" calcext:value-type="string">
            <text:p>invoice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invoice.ods" calcext:value-type="string">
            <text:p>invoice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invoice.ods" calcext:value-type="string">
            <text:p>invoice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invoice.ods" calcext:value-type="string">
            <text:p>invoice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invoice.ods" calcext:value-type="string">
            <text:p>invoice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invoice.ods" calcext:value-type="string">
            <text:p>invoice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invoice.ods" calcext:value-type="string">
            <text:p>invoice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invoice.ods" calcext:value-type="string">
            <text:p>invoice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invoice.ods" calcext:value-type="string">
            <text:p>invoice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invoice.ods" calcext:value-type="string">
            <text:p>invoice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invoice.ods" calcext:value-type="string">
            <text:p>invoice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invoice.ods" calcext:value-type="string">
            <text:p>invoice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invoice.ods" calcext:value-type="string">
            <text:p>invoice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</number:time-style>
    <number:number-style style:name="N1012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29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3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3" number:language="es" number:country="E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05" number:language="es" number:country="ES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2" style:volatile="true" number:language="es" number:country="ES">
      <number:text> </number:text>
      <number:fill-character> </number:fill-character>
      <number:text>-    </number:text>
    </number:number-style>
    <number:text-style style:name="N10118" number:language="es" number:country="ES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06" number:language="es" number:country="ES">
      <number:hours/>
      <number:text>:</number:text>
      <number:minutes number:style="long"/>
    </number:time-style>
    <number:time-style style:name="N10107" number:language="es" number:country="ES">
      <number:hours/>
      <number:text>:</number:text>
      <number:minutes number:style="long"/>
      <number:text> </number:text>
      <number:am-pm/>
    </number:time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3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es" number:country="E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08" number:language="es" number:country="ES">
      <number:month number:textual="true"/>
      <number:text>-</number:text>
      <number:year/>
    </number:date-style>
    <number:number-style style:name="N1013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3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date-style style:name="N10109" number:language="es" number:country="ES">
      <number:day number:style="long"/>
      <number:text>-</number:text>
      <number:month number:textual="true"/>
    </number:date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date-style style:name="N10139" number:language="es" number:country="ES">
      <number:day number:style="long"/>
      <number:text>-</number:text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4P2" style:volatile="true" number:language="es" number:country="ES">
      <number:text> </number:text>
      <number:fill-character> </number:fill-character>
      <number:text>- € </number:text>
    </number:number-style>
    <number:text-style style:name="N10114" number:language="es" number:country="ES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24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4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5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7:12:54.142561803</dc:date>
    <meta:generator>LibreOffice/7.3.7.2$Linux_X86_64 LibreOffice_project/30$Build-2</meta:generator>
    <meta:editing-duration>PT4H22M48S</meta:editing-duration>
    <meta:editing-cycles>73</meta:editing-cycles>
    <meta:document-statistic meta:table-count="4" meta:cell-count="22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